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Noto Sans" svg:font-family="'Noto Sans', Arial"/>
    <style:font-face style:name="inherit" svg:font-family="inherit"/>
    <style:font-face style:name="Arial2" svg:font-family="Arial" style:font-family-generic="swiss"/>
    <style:font-face style:name="Adobe Caslon Pro Bold" svg:font-family="'Adobe Caslon Pro Bol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8.992cm" fo:margin-left="-0.73cm" table:align="left" fo:background-color="#ffffff">
        <style:background-image/>
      </style:table-properties>
    </style:style>
    <style:style style:name="Table1.A" style:family="table-column">
      <style:table-column-properties style:column-width="6.715cm"/>
    </style:style>
    <style:style style:name="Table1.B" style:family="table-column">
      <style:table-column-properties style:column-width="6.311cm"/>
    </style:style>
    <style:style style:name="Table1.C" style:family="table-column">
      <style:table-column-properties style:column-width="5.965cm"/>
    </style:style>
    <style:style style:name="Table1.1" style:family="table-row">
      <style:table-row-properties fo:background-color="#f9f9f9">
        <style:background-image/>
      </style:table-row-properties>
    </style:style>
    <style:style style:name="Table1.A1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1.B1" style:family="table-cell">
      <style:table-cell-properties style:vertical-align="middle" fo:padding="0.169cm" fo:border="0.05pt solid #ececec"/>
    </style:style>
    <style:style style:name="Table1.C1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1.2" style:family="table-row">
      <style:table-row-properties fo:background-color="#ffffff">
        <style:background-image/>
      </style:table-row-properties>
    </style:style>
    <style:style style:name="Table2" style:family="table">
      <style:table-properties style:width="18.307cm" fo:margin-left="-1.307cm" table:align="left" fo:background-color="#ffffff">
        <style:background-image/>
      </style:table-properties>
    </style:style>
    <style:style style:name="Table2.A" style:family="table-column">
      <style:table-column-properties style:column-width="6.946cm"/>
    </style:style>
    <style:style style:name="Table2.B" style:family="table-column">
      <style:table-column-properties style:column-width="5.158cm"/>
    </style:style>
    <style:style style:name="Table2.C" style:family="table-column">
      <style:table-column-properties style:column-width="6.204cm"/>
    </style:style>
    <style:style style:name="Table2.1" style:family="table-row">
      <style:table-row-properties fo:background-color="#f9f9f9">
        <style:background-image/>
      </style:table-row-properties>
    </style:style>
    <style:style style:name="Table2.A1" style:family="table-cell">
      <style:table-cell-properties style:vertical-align="middle" fo:background-color="#ffffff" fo:padding-left="0cm" fo:padding-right="0cm" fo:padding-top="0cm" fo:padding-bottom="0.169cm" fo:border-left="none" fo:border-right="none" fo:border-top="none" fo:border-bottom="1.2pt solid #dddddd">
        <style:background-image/>
      </style:table-cell-properties>
    </style:style>
    <style:style style:name="Table2.A2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2" style:family="table-cell">
      <style:table-cell-properties style:vertical-align="middle" fo:padding="0.169cm" fo:border="0.05pt solid #ececec"/>
    </style:style>
    <style:style style:name="Table2.C2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3" style:family="table-row">
      <style:table-row-properties fo:background-color="#ffffff">
        <style:background-image/>
      </style:table-row-properties>
    </style:style>
    <style:style style:name="Table2.A3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3" style:family="table-cell">
      <style:table-cell-properties style:vertical-align="middle" fo:padding="0.169cm" fo:border="0.05pt solid #ececec"/>
    </style:style>
    <style:style style:name="Table2.C3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4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4" style:family="table-cell">
      <style:table-cell-properties style:vertical-align="middle" fo:padding="0.169cm" fo:border="0.05pt solid #ececec"/>
    </style:style>
    <style:style style:name="Table2.C4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5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5" style:family="table-cell">
      <style:table-cell-properties style:vertical-align="middle" fo:padding="0.169cm" fo:border="0.05pt solid #ececec"/>
    </style:style>
    <style:style style:name="Table2.C5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6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6" style:family="table-cell">
      <style:table-cell-properties style:vertical-align="middle" fo:padding="0.169cm" fo:border="0.05pt solid #ececec"/>
    </style:style>
    <style:style style:name="Table2.C6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7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7" style:family="table-cell">
      <style:table-cell-properties style:vertical-align="middle" fo:padding="0.169cm" fo:border="0.05pt solid #ececec"/>
    </style:style>
    <style:style style:name="Table2.C7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8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8" style:family="table-cell">
      <style:table-cell-properties style:vertical-align="middle" fo:padding="0.169cm" fo:border="0.05pt solid #ececec"/>
    </style:style>
    <style:style style:name="Table2.C8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9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9" style:family="table-cell">
      <style:table-cell-properties style:vertical-align="middle" fo:padding="0.169cm" fo:border="0.05pt solid #ececec"/>
    </style:style>
    <style:style style:name="Table2.C9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10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10" style:family="table-cell">
      <style:table-cell-properties style:vertical-align="middle" fo:padding="0.169cm" fo:border="0.05pt solid #ececec"/>
    </style:style>
    <style:style style:name="Table2.C10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11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11" style:family="table-cell">
      <style:table-cell-properties style:vertical-align="middle" fo:padding="0.169cm" fo:border="0.05pt solid #ececec"/>
    </style:style>
    <style:style style:name="Table2.C11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12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12" style:family="table-cell">
      <style:table-cell-properties style:vertical-align="middle" fo:padding="0.169cm" fo:border="0.05pt solid #ececec"/>
    </style:style>
    <style:style style:name="Table2.C12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13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13" style:family="table-cell">
      <style:table-cell-properties style:vertical-align="middle" fo:padding="0.169cm" fo:border="0.05pt solid #ececec"/>
    </style:style>
    <style:style style:name="Table2.C13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14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14" style:family="table-cell">
      <style:table-cell-properties style:vertical-align="middle" fo:padding="0.169cm" fo:border="0.05pt solid #ececec"/>
    </style:style>
    <style:style style:name="Table2.C14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15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15" style:family="table-cell">
      <style:table-cell-properties style:vertical-align="middle" fo:padding="0.169cm" fo:border="0.05pt solid #ececec"/>
    </style:style>
    <style:style style:name="Table2.C15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16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16" style:family="table-cell">
      <style:table-cell-properties style:vertical-align="middle" fo:padding="0.169cm" fo:border="0.05pt solid #ececec"/>
    </style:style>
    <style:style style:name="Table2.C16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17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17" style:family="table-cell">
      <style:table-cell-properties style:vertical-align="middle" fo:padding="0.169cm" fo:border="0.05pt solid #ececec"/>
    </style:style>
    <style:style style:name="Table2.C17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18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18" style:family="table-cell">
      <style:table-cell-properties style:vertical-align="middle" fo:padding="0.169cm" fo:border="0.05pt solid #ececec"/>
    </style:style>
    <style:style style:name="Table2.C18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19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19" style:family="table-cell">
      <style:table-cell-properties style:vertical-align="middle" fo:padding="0.169cm" fo:border="0.05pt solid #ececec"/>
    </style:style>
    <style:style style:name="Table2.C19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20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20" style:family="table-cell">
      <style:table-cell-properties style:vertical-align="middle" fo:padding="0.169cm" fo:border="0.05pt solid #ececec"/>
    </style:style>
    <style:style style:name="Table2.C20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21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21" style:family="table-cell">
      <style:table-cell-properties style:vertical-align="middle" fo:padding="0.169cm" fo:border="0.05pt solid #ececec"/>
    </style:style>
    <style:style style:name="Table2.C21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22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22" style:family="table-cell">
      <style:table-cell-properties style:vertical-align="middle" fo:padding="0.169cm" fo:border="0.05pt solid #ececec"/>
    </style:style>
    <style:style style:name="Table2.C22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23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23" style:family="table-cell">
      <style:table-cell-properties style:vertical-align="middle" fo:padding="0.169cm" fo:border="0.05pt solid #ececec"/>
    </style:style>
    <style:style style:name="Table2.C23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24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24" style:family="table-cell">
      <style:table-cell-properties style:vertical-align="middle" fo:padding="0.169cm" fo:border="0.05pt solid #ececec"/>
    </style:style>
    <style:style style:name="Table2.C24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25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25" style:family="table-cell">
      <style:table-cell-properties style:vertical-align="middle" fo:padding="0.169cm" fo:border="0.05pt solid #ececec"/>
    </style:style>
    <style:style style:name="Table2.C25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26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26" style:family="table-cell">
      <style:table-cell-properties style:vertical-align="middle" fo:padding="0.169cm" fo:border="0.05pt solid #ececec"/>
    </style:style>
    <style:style style:name="Table2.C26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27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27" style:family="table-cell">
      <style:table-cell-properties style:vertical-align="middle" fo:padding="0.169cm" fo:border="0.05pt solid #ececec"/>
    </style:style>
    <style:style style:name="Table2.C27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28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28" style:family="table-cell">
      <style:table-cell-properties style:vertical-align="middle" fo:padding="0.169cm" fo:border="0.05pt solid #ececec"/>
    </style:style>
    <style:style style:name="Table2.C28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29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29" style:family="table-cell">
      <style:table-cell-properties style:vertical-align="middle" fo:padding="0.169cm" fo:border="0.05pt solid #ececec"/>
    </style:style>
    <style:style style:name="Table2.C29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30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30" style:family="table-cell">
      <style:table-cell-properties style:vertical-align="middle" fo:padding="0.169cm" fo:border="0.05pt solid #ececec"/>
    </style:style>
    <style:style style:name="Table2.C30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31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31" style:family="table-cell">
      <style:table-cell-properties style:vertical-align="middle" fo:padding="0.169cm" fo:border="0.05pt solid #ececec"/>
    </style:style>
    <style:style style:name="Table2.C31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32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32" style:family="table-cell">
      <style:table-cell-properties style:vertical-align="middle" fo:padding="0.169cm" fo:border="0.05pt solid #ececec"/>
    </style:style>
    <style:style style:name="Table2.C32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33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33" style:family="table-cell">
      <style:table-cell-properties style:vertical-align="middle" fo:padding="0.169cm" fo:border="0.05pt solid #ececec"/>
    </style:style>
    <style:style style:name="Table2.C33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34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34" style:family="table-cell">
      <style:table-cell-properties style:vertical-align="middle" fo:padding="0.169cm" fo:border="0.05pt solid #ececec"/>
    </style:style>
    <style:style style:name="Table2.C34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35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35" style:family="table-cell">
      <style:table-cell-properties style:vertical-align="middle" fo:padding="0.169cm" fo:border="0.05pt solid #ececec"/>
    </style:style>
    <style:style style:name="Table2.C35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36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36" style:family="table-cell">
      <style:table-cell-properties style:vertical-align="middle" fo:padding="0.169cm" fo:border="0.05pt solid #ececec"/>
    </style:style>
    <style:style style:name="Table2.C36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37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37" style:family="table-cell">
      <style:table-cell-properties style:vertical-align="middle" fo:padding="0.169cm" fo:border="0.05pt solid #ececec"/>
    </style:style>
    <style:style style:name="Table2.C37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38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38" style:family="table-cell">
      <style:table-cell-properties style:vertical-align="middle" fo:padding="0.169cm" fo:border="0.05pt solid #ececec"/>
    </style:style>
    <style:style style:name="Table2.C38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39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39" style:family="table-cell">
      <style:table-cell-properties style:vertical-align="middle" fo:padding="0.169cm" fo:border="0.05pt solid #ececec"/>
    </style:style>
    <style:style style:name="Table2.C39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40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40" style:family="table-cell">
      <style:table-cell-properties style:vertical-align="middle" fo:padding="0.169cm" fo:border="0.05pt solid #ececec"/>
    </style:style>
    <style:style style:name="Table2.C40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41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41" style:family="table-cell">
      <style:table-cell-properties style:vertical-align="middle" fo:padding="0.169cm" fo:border="0.05pt solid #ececec"/>
    </style:style>
    <style:style style:name="Table2.C41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42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42" style:family="table-cell">
      <style:table-cell-properties style:vertical-align="middle" fo:padding="0.169cm" fo:border="0.05pt solid #ececec"/>
    </style:style>
    <style:style style:name="Table2.C42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43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43" style:family="table-cell">
      <style:table-cell-properties style:vertical-align="middle" fo:padding="0.169cm" fo:border="0.05pt solid #ececec"/>
    </style:style>
    <style:style style:name="Table2.C43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44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44" style:family="table-cell">
      <style:table-cell-properties style:vertical-align="middle" fo:padding="0.169cm" fo:border="0.05pt solid #ececec"/>
    </style:style>
    <style:style style:name="Table2.C44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45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45" style:family="table-cell">
      <style:table-cell-properties style:vertical-align="middle" fo:padding="0.169cm" fo:border="0.05pt solid #ececec"/>
    </style:style>
    <style:style style:name="Table2.C45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46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46" style:family="table-cell">
      <style:table-cell-properties style:vertical-align="middle" fo:padding="0.169cm" fo:border="0.05pt solid #ececec"/>
    </style:style>
    <style:style style:name="Table2.C46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47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47" style:family="table-cell">
      <style:table-cell-properties style:vertical-align="middle" fo:padding="0.169cm" fo:border="0.05pt solid #ececec"/>
    </style:style>
    <style:style style:name="Table2.C47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48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48" style:family="table-cell">
      <style:table-cell-properties style:vertical-align="middle" fo:padding="0.169cm" fo:border="0.05pt solid #ececec"/>
    </style:style>
    <style:style style:name="Table2.C48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49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49" style:family="table-cell">
      <style:table-cell-properties style:vertical-align="middle" fo:padding="0.169cm" fo:border="0.05pt solid #ececec"/>
    </style:style>
    <style:style style:name="Table2.C49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50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50" style:family="table-cell">
      <style:table-cell-properties style:vertical-align="middle" fo:padding="0.169cm" fo:border="0.05pt solid #ececec"/>
    </style:style>
    <style:style style:name="Table2.C50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51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51" style:family="table-cell">
      <style:table-cell-properties style:vertical-align="middle" fo:padding="0.169cm" fo:border="0.05pt solid #ececec"/>
    </style:style>
    <style:style style:name="Table2.C51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52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52" style:family="table-cell">
      <style:table-cell-properties style:vertical-align="middle" fo:padding="0.169cm" fo:border="0.05pt solid #ececec"/>
    </style:style>
    <style:style style:name="Table2.C52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53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53" style:family="table-cell">
      <style:table-cell-properties style:vertical-align="middle" fo:padding="0.169cm" fo:border="0.05pt solid #ececec"/>
    </style:style>
    <style:style style:name="Table2.C53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54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54" style:family="table-cell">
      <style:table-cell-properties style:vertical-align="middle" fo:padding="0.169cm" fo:border="0.05pt solid #ececec"/>
    </style:style>
    <style:style style:name="Table2.C54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55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55" style:family="table-cell">
      <style:table-cell-properties style:vertical-align="middle" fo:padding="0.169cm" fo:border="0.05pt solid #ececec"/>
    </style:style>
    <style:style style:name="Table2.C55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56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56" style:family="table-cell">
      <style:table-cell-properties style:vertical-align="middle" fo:padding="0.169cm" fo:border="0.05pt solid #ececec"/>
    </style:style>
    <style:style style:name="Table2.C56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57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57" style:family="table-cell">
      <style:table-cell-properties style:vertical-align="middle" fo:padding="0.169cm" fo:border="0.05pt solid #ececec"/>
    </style:style>
    <style:style style:name="Table2.C57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58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58" style:family="table-cell">
      <style:table-cell-properties style:vertical-align="middle" fo:padding="0.169cm" fo:border="0.05pt solid #ececec"/>
    </style:style>
    <style:style style:name="Table2.C58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59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59" style:family="table-cell">
      <style:table-cell-properties style:vertical-align="middle" fo:padding="0.169cm" fo:border="0.05pt solid #ececec"/>
    </style:style>
    <style:style style:name="Table2.C59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60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60" style:family="table-cell">
      <style:table-cell-properties style:vertical-align="middle" fo:padding="0.169cm" fo:border="0.05pt solid #ececec"/>
    </style:style>
    <style:style style:name="Table2.C60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61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61" style:family="table-cell">
      <style:table-cell-properties style:vertical-align="middle" fo:padding="0.169cm" fo:border="0.05pt solid #ececec"/>
    </style:style>
    <style:style style:name="Table2.C61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62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62" style:family="table-cell">
      <style:table-cell-properties style:vertical-align="middle" fo:padding="0.169cm" fo:border="0.05pt solid #ececec"/>
    </style:style>
    <style:style style:name="Table2.C62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63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63" style:family="table-cell">
      <style:table-cell-properties style:vertical-align="middle" fo:padding="0.169cm" fo:border="0.05pt solid #ececec"/>
    </style:style>
    <style:style style:name="Table2.C63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2.A64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2.B64" style:family="table-cell">
      <style:table-cell-properties style:vertical-align="middle" fo:padding="0.169cm" fo:border="0.05pt solid #ececec"/>
    </style:style>
    <style:style style:name="Table2.C64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3" style:family="table">
      <style:table-properties style:width="17.491cm" fo:margin-left="0cm" table:align="left" fo:background-color="#ffffff">
        <style:background-image/>
      </style:table-properties>
    </style:style>
    <style:style style:name="Table3.A" style:family="table-column">
      <style:table-column-properties style:column-width="2.09cm"/>
    </style:style>
    <style:style style:name="Table3.B" style:family="table-column">
      <style:table-column-properties style:column-width="15.401cm"/>
    </style:style>
    <style:style style:name="Table3.1" style:family="table-row">
      <style:table-row-properties fo:background-color="#f9f9f9">
        <style:background-image/>
      </style:table-row-properties>
    </style:style>
    <style:style style:name="Table3.A1" style:family="table-cell">
      <style:table-cell-properties style:vertical-align="middle" fo:background-color="#ffffff" fo:padding-left="0cm" fo:padding-right="0cm" fo:padding-top="0cm" fo:padding-bottom="0.169cm" fo:border-left="none" fo:border-right="none" fo:border-top="none" fo:border-bottom="1.2pt solid #dddddd">
        <style:background-image/>
      </style:table-cell-properties>
    </style:style>
    <style:style style:name="Table3.A2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3.B2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3.3" style:family="table-row">
      <style:table-row-properties fo:background-color="#ffffff">
        <style:background-image/>
      </style:table-row-properties>
    </style:style>
    <style:style style:name="Table3.A3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3.B3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3.A4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3.B4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3.A5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3.B5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3.A6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3.B6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3.A7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3.B7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3.A8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3.B8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3.A9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3.B9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3.A10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3.B10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3.A11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3.B11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3.A12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3.B12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3.A13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3.B13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3.A14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3.B14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3.A15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3.B15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3.A16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3.B16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3.A17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3.B17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3.A18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3.B18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" style:family="table">
      <style:table-properties style:width="17cm" table:align="left" fo:background-color="transparent">
        <style:background-image/>
      </style:table-properties>
    </style:style>
    <style:style style:name="Table4.A" style:family="table-column">
      <style:table-column-properties style:column-width="7.255cm"/>
    </style:style>
    <style:style style:name="Table4.B" style:family="table-column">
      <style:table-column-properties style:column-width="4.606cm"/>
    </style:style>
    <style:style style:name="Table4.C" style:family="table-column">
      <style:table-column-properties style:column-width="5.14cm"/>
    </style:style>
    <style:style style:name="Table4.1" style:family="table-row">
      <style:table-row-properties fo:background-color="#f9f9f9">
        <style:background-image/>
      </style:table-row-properties>
    </style:style>
    <style:style style:name="Table4.A1" style:family="table-cell">
      <style:table-cell-properties style:vertical-align="middle" fo:background-color="#ffffff" fo:padding-left="0cm" fo:padding-right="0cm" fo:padding-top="0cm" fo:padding-bottom="0.169cm" fo:border-left="none" fo:border-right="none" fo:border-top="none" fo:border-bottom="1.2pt solid #dddddd">
        <style:background-image/>
      </style:table-cell-properties>
    </style:style>
    <style:style style:name="Table4.A2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2" style:family="table-cell">
      <style:table-cell-properties style:vertical-align="middle" fo:padding="0.169cm" fo:border="0.05pt solid #ececec"/>
    </style:style>
    <style:style style:name="Table4.C2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3" style:family="table-row">
      <style:table-row-properties fo:background-color="#ffffff">
        <style:background-image/>
      </style:table-row-properties>
    </style:style>
    <style:style style:name="Table4.A3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3" style:family="table-cell">
      <style:table-cell-properties style:vertical-align="middle" fo:padding="0.169cm" fo:border="0.05pt solid #ececec"/>
    </style:style>
    <style:style style:name="Table4.C3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4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4" style:family="table-cell">
      <style:table-cell-properties style:vertical-align="middle" fo:padding="0.169cm" fo:border="0.05pt solid #ececec"/>
    </style:style>
    <style:style style:name="Table4.C4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5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5" style:family="table-cell">
      <style:table-cell-properties style:vertical-align="middle" fo:padding="0.169cm" fo:border="0.05pt solid #ececec"/>
    </style:style>
    <style:style style:name="Table4.C5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6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6" style:family="table-cell">
      <style:table-cell-properties style:vertical-align="middle" fo:padding="0.169cm" fo:border="0.05pt solid #ececec"/>
    </style:style>
    <style:style style:name="Table4.C6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7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7" style:family="table-cell">
      <style:table-cell-properties style:vertical-align="middle" fo:padding="0.169cm" fo:border="0.05pt solid #ececec"/>
    </style:style>
    <style:style style:name="Table4.C7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8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8" style:family="table-cell">
      <style:table-cell-properties style:vertical-align="middle" fo:padding="0.169cm" fo:border="0.05pt solid #ececec"/>
    </style:style>
    <style:style style:name="Table4.C8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9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9" style:family="table-cell">
      <style:table-cell-properties style:vertical-align="middle" fo:padding="0.169cm" fo:border="0.05pt solid #ececec"/>
    </style:style>
    <style:style style:name="Table4.C9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10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10" style:family="table-cell">
      <style:table-cell-properties style:vertical-align="middle" fo:padding="0.169cm" fo:border="0.05pt solid #ececec"/>
    </style:style>
    <style:style style:name="Table4.C10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11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11" style:family="table-cell">
      <style:table-cell-properties style:vertical-align="middle" fo:padding="0.169cm" fo:border="0.05pt solid #ececec"/>
    </style:style>
    <style:style style:name="Table4.C11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12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12" style:family="table-cell">
      <style:table-cell-properties style:vertical-align="middle" fo:padding="0.169cm" fo:border="0.05pt solid #ececec"/>
    </style:style>
    <style:style style:name="Table4.C12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13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13" style:family="table-cell">
      <style:table-cell-properties style:vertical-align="middle" fo:padding="0.169cm" fo:border="0.05pt solid #ececec"/>
    </style:style>
    <style:style style:name="Table4.C13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14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14" style:family="table-cell">
      <style:table-cell-properties style:vertical-align="middle" fo:padding="0.169cm" fo:border="0.05pt solid #ececec"/>
    </style:style>
    <style:style style:name="Table4.C14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15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15" style:family="table-cell">
      <style:table-cell-properties style:vertical-align="middle" fo:padding="0.169cm" fo:border="0.05pt solid #ececec"/>
    </style:style>
    <style:style style:name="Table4.C15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16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16" style:family="table-cell">
      <style:table-cell-properties style:vertical-align="middle" fo:padding="0.169cm" fo:border="0.05pt solid #ececec"/>
    </style:style>
    <style:style style:name="Table4.C16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17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17" style:family="table-cell">
      <style:table-cell-properties style:vertical-align="middle" fo:padding="0.169cm" fo:border="0.05pt solid #ececec"/>
    </style:style>
    <style:style style:name="Table4.C17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18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18" style:family="table-cell">
      <style:table-cell-properties style:vertical-align="middle" fo:padding="0.169cm" fo:border="0.05pt solid #ececec"/>
    </style:style>
    <style:style style:name="Table4.C18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19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19" style:family="table-cell">
      <style:table-cell-properties style:vertical-align="middle" fo:padding="0.169cm" fo:border="0.05pt solid #ececec"/>
    </style:style>
    <style:style style:name="Table4.C19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20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20" style:family="table-cell">
      <style:table-cell-properties style:vertical-align="middle" fo:padding="0.169cm" fo:border="0.05pt solid #ececec"/>
    </style:style>
    <style:style style:name="Table4.C20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21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21" style:family="table-cell">
      <style:table-cell-properties style:vertical-align="middle" fo:padding="0.169cm" fo:border="0.05pt solid #ececec"/>
    </style:style>
    <style:style style:name="Table4.C21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22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22" style:family="table-cell">
      <style:table-cell-properties style:vertical-align="middle" fo:padding="0.169cm" fo:border="0.05pt solid #ececec"/>
    </style:style>
    <style:style style:name="Table4.C22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23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23" style:family="table-cell">
      <style:table-cell-properties style:vertical-align="middle" fo:padding="0.169cm" fo:border="0.05pt solid #ececec"/>
    </style:style>
    <style:style style:name="Table4.C23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24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24" style:family="table-cell">
      <style:table-cell-properties style:vertical-align="middle" fo:padding="0.169cm" fo:border="0.05pt solid #ececec"/>
    </style:style>
    <style:style style:name="Table4.C24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25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25" style:family="table-cell">
      <style:table-cell-properties style:vertical-align="middle" fo:padding="0.169cm" fo:border="0.05pt solid #ececec"/>
    </style:style>
    <style:style style:name="Table4.C25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26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26" style:family="table-cell">
      <style:table-cell-properties style:vertical-align="middle" fo:padding="0.169cm" fo:border="0.05pt solid #ececec"/>
    </style:style>
    <style:style style:name="Table4.C26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27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27" style:family="table-cell">
      <style:table-cell-properties style:vertical-align="middle" fo:padding="0.169cm" fo:border="0.05pt solid #ececec"/>
    </style:style>
    <style:style style:name="Table4.C27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28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28" style:family="table-cell">
      <style:table-cell-properties style:vertical-align="middle" fo:padding="0.169cm" fo:border="0.05pt solid #ececec"/>
    </style:style>
    <style:style style:name="Table4.C28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29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29" style:family="table-cell">
      <style:table-cell-properties style:vertical-align="middle" fo:padding="0.169cm" fo:border="0.05pt solid #ececec"/>
    </style:style>
    <style:style style:name="Table4.C29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30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30" style:family="table-cell">
      <style:table-cell-properties style:vertical-align="middle" fo:padding="0.169cm" fo:border="0.05pt solid #ececec"/>
    </style:style>
    <style:style style:name="Table4.C30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31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31" style:family="table-cell">
      <style:table-cell-properties style:vertical-align="middle" fo:padding="0.169cm" fo:border="0.05pt solid #ececec"/>
    </style:style>
    <style:style style:name="Table4.C31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32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32" style:family="table-cell">
      <style:table-cell-properties style:vertical-align="middle" fo:padding="0.169cm" fo:border="0.05pt solid #ececec"/>
    </style:style>
    <style:style style:name="Table4.C32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33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33" style:family="table-cell">
      <style:table-cell-properties style:vertical-align="middle" fo:padding="0.169cm" fo:border="0.05pt solid #ececec"/>
    </style:style>
    <style:style style:name="Table4.C33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34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34" style:family="table-cell">
      <style:table-cell-properties style:vertical-align="middle" fo:padding="0.169cm" fo:border="0.05pt solid #ececec"/>
    </style:style>
    <style:style style:name="Table4.C34" style:family="table-cell">
      <style:table-cell-properties style:vertical-align="middle" fo:padding-left="0.169cm" fo:padding-right="0cm" fo:padding-top="0.169cm" fo:padding-bottom="0.169cm" fo:border-left="0.05pt solid #ececec" fo:border-right="none" fo:border-top="0.05pt solid #ececec" fo:border-bottom="0.05pt solid #ececec"/>
    </style:style>
    <style:style style:name="Table4.A35" style:family="table-cell">
      <style:table-cell-properties style:vertical-align="middle" fo:padding-left="0cm" fo:padding-right="0.169cm" fo:padding-top="0.169cm" fo:padding-bottom="0.169cm" fo:border-left="none" fo:border-right="0.05pt solid #ececec" fo:border-top="0.05pt solid #ececec" fo:border-bottom="0.05pt solid #ececec"/>
    </style:style>
    <style:style style:name="Table4.B35" style:family="table-cell">
      <style:table-cell-properties style:vertical-align="middle" fo:padding="0.169cm" fo:border="0.05pt solid #ececec"/>
    </style:style>
    <style:style style:name="Table4.C35" style:family="table-cell">
      <style:table-cell-properties fo:padding="0.049cm" fo:border="none"/>
    </style:style>
    <style:style style:name="P1" style:family="paragraph" style:parent-style-name="Standard">
      <style:text-properties officeooo:rsid="0007e345" officeooo:paragraph-rsid="0007e345"/>
    </style:style>
    <style:style style:name="P2" style:family="paragraph" style:parent-style-name="Standard">
      <style:text-properties officeooo:rsid="000cf36e" officeooo:paragraph-rsid="000cf36e"/>
    </style:style>
    <style:style style:name="P3" style:family="paragraph" style:parent-style-name="Standard">
      <style:text-properties fo:font-size="11pt" officeooo:rsid="000cf36e" officeooo:paragraph-rsid="000cf36e" style:font-size-asian="11pt" style:font-size-complex="11pt"/>
    </style:style>
    <style:style style:name="P4" style:family="paragraph" style:parent-style-name="Standard">
      <style:text-properties fo:font-size="12pt" officeooo:rsid="000cf36e" officeooo:paragraph-rsid="000cf36e" style:font-size-asian="12pt" style:font-size-complex="12pt"/>
    </style:style>
    <style:style style:name="P5" style:family="paragraph" style:parent-style-name="Standard">
      <style:text-properties fo:font-weight="bold" officeooo:rsid="0007e345" officeooo:paragraph-rsid="0007e345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cf36e"/>
    </style:style>
    <style:style style:name="P7" style:family="paragraph" style:parent-style-name="Standard">
      <style:paragraph-properties fo:margin-left="0cm" fo:margin-right="0cm" fo:margin-top="0cm" fo:margin-bottom="0.212cm" loext:contextual-spacing="false" fo:orphans="2" fo:widows="2" fo:text-indent="0cm" style:auto-text-indent="false"/>
      <style:text-properties fo:font-variant="normal" fo:text-transform="none" fo:color="#494949" fo:letter-spacing="normal" fo:background-color="#fcf6da" loext:padding="0cm" loext:border="none"/>
    </style:style>
    <style:style style:name="P8" style:family="paragraph" style:parent-style-name="Text_20_body">
      <style:text-properties fo:font-variant="normal" fo:text-transform="none" fo:color="#494949" style:font-name="Noto Sans" fo:font-size="12pt" fo:letter-spacing="normal" fo:font-style="normal" fo:font-weight="bold" officeooo:rsid="000b32da" officeooo:paragraph-rsid="000b32da" style:font-size-asian="12pt" style:font-size-complex="12pt"/>
    </style:style>
    <style:style style:name="P9" style:family="paragraph" style:list-style-name="L2">
      <loext:graphic-properties draw:fill="solid" draw:fill-color="#f7d1cd" draw:opacity="100%"/>
      <style:paragraph-properties fo:background-color="#f7d1cd"/>
    </style:style>
    <style:style style:name="P10" style:family="paragraph" style:list-style-name="L2">
      <loext:graphic-properties draw:fill="solid" draw:fill-color="#fef2d5" draw:opacity="100%"/>
      <style:paragraph-properties fo:background-color="#fef2d5"/>
    </style:style>
    <style:style style:name="P11" style:family="paragraph" style:parent-style-name="Heading_20_2">
      <style:text-properties fo:font-variant="normal" fo:text-transform="none" fo:color="#494949" style:font-name="Noto Sans" fo:font-size="12pt" fo:letter-spacing="normal" fo:font-style="normal" fo:font-weight="bold" officeooo:rsid="0007e345" officeooo:paragraph-rsid="0007e345" style:font-size-asian="12pt" style:font-size-complex="12pt"/>
    </style:style>
    <style:style style:name="P12" style:family="paragraph" style:parent-style-name="Heading_20_2">
      <style:paragraph-properties fo:margin-top="0cm" fo:margin-bottom="0.212cm" loext:contextual-spacing="false" fo:line-height="110%"/>
      <style:text-properties style:font-name="inherit" fo:font-size="11.3999996185303pt" fo:font-weight="bold"/>
    </style:style>
    <style:style style:name="P13" style:family="paragraph" style:parent-style-name="Heading_20_4">
      <style:text-properties fo:font-variant="normal" fo:text-transform="none" fo:color="#494949" style:font-name="Noto Sans" fo:font-size="9.60000038146973pt" fo:letter-spacing="normal" fo:font-style="normal" fo:font-weight="bold" officeooo:rsid="0007e345" officeooo:paragraph-rsid="0007e345"/>
    </style:style>
    <style:style style:name="P14" style:family="paragraph" style:parent-style-name="Heading_20_4">
      <style:text-properties fo:font-variant="normal" fo:text-transform="none" fo:color="#494949" style:font-name="Noto Sans" fo:font-size="12pt" fo:letter-spacing="normal" fo:font-style="normal" fo:font-weight="bold" officeooo:rsid="000cf36e" officeooo:paragraph-rsid="000cf36e" style:font-size-asian="12pt" style:font-size-complex="12pt"/>
    </style:style>
    <style:style style:name="P15" style:family="paragraph" style:parent-style-name="Table_20_Heading">
      <style:paragraph-properties fo:line-height="142%" fo:text-align="start" style:justify-single-word="false"/>
    </style:style>
    <style:style style:name="P16" style:family="paragraph" style:parent-style-name="Table_20_Contents">
      <style:paragraph-properties fo:line-height="142%"/>
    </style:style>
    <style:style style:name="P17" style:family="paragraph" style:parent-style-name="Table_20_Contents">
      <style:text-properties fo:font-size="2pt" style:font-size-asian="2pt" style:font-size-complex="2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line-height="100%" fo:text-align="center" style:justify-single-word="false"/>
    </style:style>
    <style:style style:name="T1" style:family="text">
      <style:text-properties style:font-name="Noto Sans" fo:font-size="8.39999961853027pt" fo:font-style="normal" fo:font-weight="normal"/>
    </style:style>
    <style:style style:name="T2" style:family="text">
      <style:text-properties style:font-name="Noto Sans" fo:font-style="normal" fo:font-weight="normal"/>
    </style:style>
    <style:style style:name="T3" style:family="text">
      <style:text-properties fo:font-variant="normal" fo:text-transform="none" fo:color="#494949" style:font-name="Noto Sans" fo:font-size="8.39999961853027pt" fo:letter-spacing="normal" fo:font-style="normal" fo:font-weight="normal"/>
    </style:style>
    <style:style style:name="T4" style:family="text">
      <style:text-properties fo:font-variant="normal" fo:text-transform="none" fo:color="#494949" style:font-name="Noto Sans" fo:font-size="8.39999961853027pt" fo:letter-spacing="normal" fo:font-style="normal" fo:font-weight="normal" fo:background-color="#fcf6da" loext:char-shading-value="0" loext:padding="0cm" loext:border="none"/>
    </style:style>
    <style:style style:name="T5" style:family="text">
      <style:text-properties fo:font-variant="normal" fo:text-transform="none" fo:color="#494949" style:font-name="Noto Sans" fo:font-size="8.39999961853027pt" fo:letter-spacing="normal" fo:font-style="normal" fo:font-weight="bold"/>
    </style:style>
    <style:style style:name="T6" style:family="text">
      <style:text-properties fo:font-variant="normal" fo:text-transform="none" fo:color="#494949" style:font-name="Noto Sans" fo:font-size="8.39999961853027pt" fo:letter-spacing="normal" fo:font-style="normal" fo:font-weight="bold" fo:background-color="#fcf6da" loext:char-shading-value="0" loext:padding="0cm" loext:border="none"/>
    </style:style>
    <style:style style:name="T7" style:family="text">
      <style:text-properties fo:font-variant="normal" fo:text-transform="none" fo:color="#494949" style:font-name="Noto Sans" fo:letter-spacing="normal" fo:font-style="normal" fo:font-weight="normal"/>
    </style:style>
    <style:style style:name="T8" style:family="text">
      <style:text-properties fo:font-variant="normal" fo:text-transform="none" fo:color="#494949" style:font-name="Noto Sans" fo:letter-spacing="normal" fo:font-style="normal" fo:font-weight="normal" fo:background-color="#fcf6da" loext:char-shading-value="0" loext:padding="0cm" loext:border="none"/>
    </style:style>
    <style:style style:name="T9" style:family="text">
      <style:text-properties fo:font-variant="normal" fo:text-transform="none" fo:color="#494949" style:font-name="Noto Sans" fo:letter-spacing="normal" fo:font-style="normal" fo:font-weight="bold"/>
    </style:style>
    <style:style style:name="T10" style:family="text">
      <style:text-properties fo:font-variant="normal" fo:text-transform="none" fo:color="#494949" style:font-name="Noto Sans" fo:letter-spacing="normal" fo:font-style="normal" fo:font-weight="bold" fo:background-color="#fcf6da" loext:char-shading-value="0" loext:padding="0cm" loext:border="none"/>
    </style:style>
    <style:style style:name="T11" style:family="text">
      <style:text-properties fo:font-variant="normal" fo:text-transform="none" fo:color="#494949" style:font-name="Noto Sans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494949" style:font-name="Noto Sans" fo:font-size="11pt" fo:letter-spacing="normal" fo:font-style="normal" fo:font-weight="bold" style:font-size-asian="11pt" style:font-size-complex="11pt"/>
    </style:style>
    <style:style style:name="T13" style:family="text">
      <style:text-properties fo:font-variant="normal" fo:text-transform="none" fo:color="#494949" style:font-name="Noto Sans" fo:font-size="10.5pt" fo:letter-spacing="normal" fo:font-style="normal" fo:font-weight="bold" fo:background-color="#fcf6da" loext:char-shading-value="0" style:font-size-asian="10.5pt" style:font-size-complex="10.5pt" loext:padding="0cm" loext:border="none"/>
    </style:style>
    <style:style style:name="T14" style:family="text">
      <style:text-properties fo:font-variant="normal" fo:text-transform="none" fo:color="#494949" style:font-name="Noto Sans" fo:font-size="10.5pt" fo:letter-spacing="normal" fo:font-style="normal" fo:font-weight="normal" fo:background-color="#fcf6da" loext:char-shading-value="0" style:font-size-asian="10.5pt" style:font-size-complex="10.5pt" loext:padding="0cm" loext:border="none"/>
    </style:style>
    <style:style style:name="T15" style:family="text">
      <style:text-properties fo:font-variant="normal" fo:text-transform="none" fo:color="#494949" fo:letter-spacing="normal"/>
    </style:style>
    <style:style style:name="T16" style:family="text">
      <style:text-properties fo:font-variant="normal" fo:text-transform="none" fo:color="#494949" fo:letter-spacing="normal" fo:background-color="#fcf6da" loext:char-shading-value="0" loext:padding="0cm" loext:border="none"/>
    </style:style>
    <style:style style:name="T17" style:family="text">
      <style:text-properties fo:font-variant="normal" fo:text-transform="none" fo:color="#494949" style:font-name="Arial" fo:font-size="8.39999961853027pt" fo:letter-spacing="normal" fo:font-style="normal" fo:font-weight="normal"/>
    </style:style>
    <style:style style:name="T18" style:family="text">
      <style:text-properties fo:font-variant="normal" fo:text-transform="none" fo:color="#494949" style:font-name="Arial" fo:letter-spacing="normal" fo:font-style="normal" fo:font-weight="normal"/>
    </style:style>
    <style:style style:name="T19" style:family="text">
      <style:text-properties fo:font-variant="normal" fo:text-transform="none" fo:color="#494949" style:text-line-through-style="none" style:text-line-through-type="none" style:font-name="Noto Sans" fo:font-size="8.39999961853027pt" fo:letter-spacing="normal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494949" fo:font-size="11pt" fo:letter-spacing="normal" style:font-size-asian="11pt" style:font-size-complex="11pt"/>
    </style:style>
    <style:style style:name="T21" style:family="text">
      <style:text-properties fo:font-variant="normal" fo:text-transform="none" fo:color="#494949" fo:font-size="10.5pt" fo:letter-spacing="normal" fo:background-color="#fcf6da" loext:char-shading-value="0" style:font-size-asian="10.5pt" style:font-size-complex="10.5pt" loext:padding="0cm" loext:border="none"/>
    </style:style>
    <style:style style:name="T22" style:family="text">
      <style:text-properties fo:font-variant="normal" fo:text-transform="none" fo:color="#31708f" style:font-name="Noto Sans" fo:font-size="8.39999961853027pt" fo:letter-spacing="normal" fo:font-style="normal" fo:font-weight="normal"/>
    </style:style>
    <style:style style:name="T23" style:family="text">
      <style:text-properties fo:font-variant="normal" fo:text-transform="none" fo:color="#31708f" style:font-name="Noto Sans" fo:letter-spacing="normal" fo:font-style="normal" fo:font-weight="normal"/>
    </style:style>
    <style:style style:name="T24" style:family="text">
      <style:text-properties fo:font-variant="normal" fo:text-transform="none" fo:color="#a94442" style:font-name="Noto Sans" fo:font-size="8.39999961853027pt" fo:letter-spacing="normal" fo:font-style="normal" fo:font-weight="normal"/>
    </style:style>
    <style:style style:name="T25" style:family="text">
      <style:text-properties fo:font-variant="normal" fo:text-transform="none" fo:font-size="10.5pt" fo:letter-spacing="normal" fo:background-color="#fcf6da" loext:char-shading-value="0" style:font-size-asian="10.5pt" style:font-size-complex="10.5pt" loext:padding="0cm" loext:border="none"/>
    </style:style>
    <style:style style:name="T26" style:family="text">
      <style:text-properties fo:font-variant="normal" fo:text-transform="none" fo:font-size="10.5pt" fo:letter-spacing="normal" fo:background-color="transparent" loext:char-shading-value="0" style:font-size-asian="10.5pt" style:font-size-complex="10.5pt" loext:padding="0cm" loext:border="none"/>
    </style:style>
    <style:style style:name="T27" style:family="text">
      <style:text-properties fo:font-variant="normal" fo:text-transform="none" style:font-name="Noto Sans" fo:font-size="10.5pt" fo:letter-spacing="normal" fo:font-style="normal" fo:font-weight="bold" fo:background-color="#fcf6da" loext:char-shading-value="0" style:font-size-asian="10.5pt" style:font-size-complex="10.5pt" loext:padding="0cm" loext:border="none"/>
    </style:style>
    <style:style style:name="T28" style:family="text">
      <style:text-properties fo:font-variant="normal" fo:text-transform="none" style:font-name="Noto Sans" fo:font-size="10.5pt" fo:letter-spacing="normal" fo:font-style="normal" fo:font-weight="bold" fo:background-color="transparent" loext:char-shading-value="0" style:font-size-asian="10.5pt" style:font-size-complex="10.5pt" loext:padding="0cm" loext:border="none"/>
    </style:style>
    <style:style style:name="T29" style:family="text">
      <style:text-properties fo:font-variant="normal" fo:text-transform="none" style:font-name="Noto Sans" fo:font-size="10.5pt" fo:letter-spacing="normal" fo:font-style="normal" fo:font-weight="normal" fo:background-color="#fcf6da" loext:char-shading-value="0" style:font-size-asian="10.5pt" style:font-size-complex="10.5pt" loext:padding="0cm" loext:border="none"/>
    </style:style>
    <style:style style:name="T30" style:family="text">
      <style:text-properties fo:font-variant="normal" fo:text-transform="none" style:font-name="Noto Sans" fo:font-size="10.5pt" fo:letter-spacing="normal" fo:font-style="normal" fo:font-weight="normal" fo:background-color="transparent" loext:char-shading-value="0" style:font-size-asian="10.5pt" style:font-size-complex="10.5pt" loext:padding="0cm" loext:border="none"/>
    </style:style>
    <style:style style:name="T31" style:family="text">
      <style:text-properties fo:font-variant="normal" fo:text-transform="none" fo:color="#ffffff" fo:font-size="10.5pt" fo:letter-spacing="normal" fo:background-color="#fcf6da" loext:char-shading-value="0" style:font-size-asian="10.5pt" style:font-size-complex="10.5pt" loext:padding="0cm" loext:border="none"/>
    </style:style>
    <style:style style:name="T32" style:family="text">
      <style:text-properties fo:font-variant="normal" fo:text-transform="none" fo:color="#ffffff" fo:font-size="10.5pt" fo:letter-spacing="normal" style:font-size-asian="10.5pt" style:font-size-complex="10.5pt" loext:padding="0cm" loext:border="none"/>
    </style:style>
    <style:style style:name="T33" style:family="text">
      <style:text-properties fo:font-variant="normal" fo:text-transform="none" fo:color="#ffffff" fo:font-size="10.5pt" fo:letter-spacing="normal" style:font-size-asian="10.5pt" style:font-size-complex="10.5pt" loext:padding="0cm" loext:border="none" fo:background-color="#ffffff"/>
    </style:style>
    <style:style style:name="T34" style:family="text">
      <style:text-properties fo:font-variant="normal" fo:text-transform="none" fo:color="#ffffff" fo:font-size="10.5pt" fo:letter-spacing="normal" fo:background-color="#fff200" loext:char-shading-value="0" style:font-size-asian="10.5pt" style:font-size-complex="10.5pt" loext:padding="0cm" loext:border="none"/>
    </style:style>
    <style:style style:name="T35" style:family="text">
      <style:text-properties fo:font-variant="normal" fo:text-transform="none" fo:color="#ffffff" fo:font-size="10.5pt" fo:letter-spacing="normal" fo:background-color="#fff200" loext:char-shading-value="0" style:font-size-asian="10.5pt" style:font-size-complex="10.5pt" loext:padding="0cm" loext:border="none"/>
    </style:style>
    <style:style style:name="T36" style:family="text">
      <style:text-properties fo:font-variant="normal" fo:text-transform="none" fo:color="#ffffff" fo:font-size="10.5pt" fo:letter-spacing="normal" fo:background-color="transparent" loext:char-shading-value="0" style:font-size-asian="10.5pt" style:font-size-complex="10.5pt" loext:padding="0cm" loext:border="none"/>
    </style:style>
    <style:style style:name="T37" style:family="text">
      <style:text-properties fo:font-variant="normal" fo:text-transform="none" fo:color="#ffffff" fo:font-size="10.5pt" fo:letter-spacing="normal" fo:background-color="transparent" loext:char-shading-value="0" style:font-size-asian="10.5pt" style:font-size-complex="10.5pt" loext:padding="0cm" loext:border="none"/>
    </style:style>
    <style:style style:name="T38" style:family="text">
      <style:text-properties fo:font-variant="normal" fo:text-transform="none" fo:color="#ffffff" style:font-name="Noto Sans" fo:font-size="10.5pt" fo:letter-spacing="normal" fo:font-style="normal" fo:font-weight="bold" fo:background-color="#fcf6da" loext:char-shading-value="0" style:font-size-asian="10.5pt" style:font-size-complex="10.5pt" loext:padding="0cm" loext:border="none"/>
    </style:style>
    <style:style style:name="T39" style:family="text">
      <style:text-properties fo:font-variant="normal" fo:text-transform="none" fo:color="#ffffff" style:font-name="Noto Sans" fo:font-size="10.5pt" fo:letter-spacing="normal" fo:font-style="normal" fo:font-weight="bold" style:font-size-asian="10.5pt" style:font-size-complex="10.5pt" loext:padding="0cm" loext:border="none"/>
    </style:style>
    <style:style style:name="T40" style:family="text">
      <style:text-properties fo:font-variant="normal" fo:text-transform="none" fo:color="#ffffff" style:font-name="Noto Sans" fo:font-size="10.5pt" fo:letter-spacing="normal" fo:font-style="normal" fo:font-weight="bold" style:font-size-asian="10.5pt" style:font-size-complex="10.5pt" loext:padding="0cm" loext:border="none" fo:background-color="#ffffff"/>
    </style:style>
    <style:style style:name="T41" style:family="text">
      <style:text-properties fo:font-variant="normal" fo:text-transform="none" fo:color="#ffffff" style:font-name="Noto Sans" fo:font-size="10.5pt" fo:letter-spacing="normal" fo:font-style="normal" fo:font-weight="bold" fo:background-color="#fff200" loext:char-shading-value="0" style:font-size-asian="10.5pt" style:font-size-complex="10.5pt" loext:padding="0cm" loext:border="none"/>
    </style:style>
    <style:style style:name="T42" style:family="text">
      <style:text-properties fo:font-variant="normal" fo:text-transform="none" fo:color="#ffffff" style:font-name="Noto Sans" fo:font-size="10.5pt" fo:letter-spacing="normal" fo:font-style="normal" fo:font-weight="bold" fo:background-color="#fff200" loext:char-shading-value="0" style:font-size-asian="10.5pt" style:font-size-complex="10.5pt" loext:padding="0cm" loext:border="none"/>
    </style:style>
    <style:style style:name="T43" style:family="text">
      <style:text-properties fo:font-variant="normal" fo:text-transform="none" fo:color="#ffffff" style:font-name="Noto Sans" fo:font-size="10.5pt" fo:letter-spacing="normal" fo:font-style="normal" fo:font-weight="bold" fo:background-color="transparent" loext:char-shading-value="0" style:font-size-asian="10.5pt" style:font-size-complex="10.5pt" loext:padding="0cm" loext:border="none"/>
    </style:style>
    <style:style style:name="T44" style:family="text">
      <style:text-properties fo:font-variant="normal" fo:text-transform="none" fo:color="#ffffff" style:font-name="Noto Sans" fo:font-size="10.5pt" fo:letter-spacing="normal" fo:font-style="normal" fo:font-weight="bold" fo:background-color="transparent" loext:char-shading-value="0" style:font-size-asian="10.5pt" style:font-size-complex="10.5pt" loext:padding="0cm" loext:border="none"/>
    </style:style>
    <style:style style:name="T45" style:family="text">
      <style:text-properties fo:font-variant="normal" fo:text-transform="none" fo:color="#ffffff" style:font-name="Noto Sans" fo:font-size="10.5pt" fo:letter-spacing="normal" fo:font-style="normal" fo:font-weight="normal" fo:background-color="#fcf6da" loext:char-shading-value="0" style:font-size-asian="10.5pt" style:font-size-complex="10.5pt" loext:padding="0cm" loext:border="none"/>
    </style:style>
    <style:style style:name="T46" style:family="text">
      <style:text-properties fo:font-variant="normal" fo:text-transform="none" fo:color="#ffffff" style:font-name="Noto Sans" fo:font-size="10.5pt" fo:letter-spacing="normal" fo:font-style="normal" fo:font-weight="normal" style:font-size-asian="10.5pt" style:font-size-complex="10.5pt" loext:padding="0cm" loext:border="none"/>
    </style:style>
    <style:style style:name="T47" style:family="text">
      <style:text-properties fo:font-variant="normal" fo:text-transform="none" fo:color="#ffffff" style:font-name="Noto Sans" fo:font-size="10.5pt" fo:letter-spacing="normal" fo:font-style="normal" fo:font-weight="normal" style:font-size-asian="10.5pt" style:font-size-complex="10.5pt" loext:padding="0cm" loext:border="none" fo:background-color="#ffffff"/>
    </style:style>
    <style:style style:name="T48" style:family="text">
      <style:text-properties fo:font-variant="normal" fo:text-transform="none" fo:color="#ffffff" style:font-name="Noto Sans" fo:font-size="10.5pt" fo:letter-spacing="normal" fo:font-style="normal" fo:font-weight="normal" fo:background-color="#fff200" loext:char-shading-value="0" style:font-size-asian="10.5pt" style:font-size-complex="10.5pt" loext:padding="0cm" loext:border="none"/>
    </style:style>
    <style:style style:name="T49" style:family="text">
      <style:text-properties fo:font-variant="normal" fo:text-transform="none" fo:color="#ffffff" style:font-name="Noto Sans" fo:font-size="10.5pt" fo:letter-spacing="normal" fo:font-style="normal" fo:font-weight="normal" fo:background-color="#fff200" loext:char-shading-value="0" style:font-size-asian="10.5pt" style:font-size-complex="10.5pt" loext:padding="0cm" loext:border="none"/>
    </style:style>
    <style:style style:name="T50" style:family="text">
      <style:text-properties fo:font-variant="normal" fo:text-transform="none" fo:color="#ffffff" style:font-name="Noto Sans" fo:font-size="10.5pt" fo:letter-spacing="normal" fo:font-style="normal" fo:font-weight="normal" fo:background-color="transparent" loext:char-shading-value="0" style:font-size-asian="10.5pt" style:font-size-complex="10.5pt" loext:padding="0cm" loext:border="none"/>
    </style:style>
    <style:style style:name="T51" style:family="text">
      <style:text-properties fo:font-variant="normal" fo:text-transform="none" fo:color="#ffffff" style:font-name="Noto Sans" fo:font-size="10.5pt" fo:letter-spacing="normal" fo:font-style="normal" fo:font-weight="normal" fo:background-color="transparent" loext:char-shading-value="0" style:font-size-asian="10.5pt" style:font-size-complex="10.5pt" loext:padding="0cm" loext:border="none"/>
    </style:style>
    <style:style style:name="T52" style:family="text">
      <style:text-properties fo:color="#494949" style:text-line-through-style="none" style:text-line-through-type="none" style:text-underline-style="none" style:text-blinking="false" fo:background-color="transparent" loext:char-shading-value="0"/>
    </style:style>
    <style:style style:name="T53" style:family="text">
      <style:text-properties fo:color="#494949" style:text-line-through-style="none" style:text-line-through-type="none" style:text-underline-style="none" fo:font-weight="bold" style:text-blinking="false" fo:background-color="transparent" loext:char-shading-value="0" loext:padding="0cm" loext:border="none"/>
    </style:style>
    <style:style style:name="T54" style:family="text">
      <style:text-properties fo:font-weight="bold" loext:padding="0cm" loext:border="none"/>
    </style:style>
    <style:style style:name="T55" style:family="text">
      <style:text-properties fo:font-weight="bold" fo:background-color="#777777" loext:char-shading-value="0"/>
    </style:style>
    <style:style style:name="T56" style:family="text">
      <style:text-properties fo:font-weight="bold" fo:background-color="#38a265" loext:char-shading-value="0"/>
    </style:style>
    <style:style style:name="T57" style:family="text">
      <style:text-properties officeooo:rsid="000b32da"/>
    </style:style>
    <style:style style:name="T58" style:family="text">
      <style:text-properties fo:color="#337ab7" style:text-line-through-style="none" style:text-line-through-type="none" style:text-underline-style="none" style:text-blinking="false" fo:background-color="transparent" loext:char-shading-value="0"/>
    </style:style>
    <style:style style:name="T59" style:family="text">
      <style:text-properties fo:color="#ffffff" fo:font-size="6pt" fo:font-weight="bold" fo:background-color="#777777" loext:char-shading-value="0"/>
    </style:style>
    <style:style style:name="T60" style:family="text">
      <style:text-properties fo:color="#ffffff" fo:font-size="6pt" fo:font-weight="bold" fo:background-color="#f0ad4e" loext:char-shading-value="0"/>
    </style:style>
    <style:style style:name="T61" style:family="text">
      <style:text-properties fo:color="#ffffff" fo:font-weight="bold" fo:background-color="#777777" loext:char-shading-value="0"/>
    </style:style>
    <style:style style:name="T62" style:family="text">
      <style:text-properties fo:color="#ffffff" fo:font-size="11pt" fo:font-weight="bold" fo:background-color="#777777" loext:char-shading-value="0" style:font-size-asian="11pt" style:font-size-complex="11pt"/>
    </style:style>
    <style:style style:name="T63" style:family="text">
      <style:text-properties fo:color="#ffffff" fo:font-size="11pt" fo:font-weight="bold" fo:background-color="#f0ad4e" loext:char-shading-value="0" style:font-size-asian="11pt" style:font-size-complex="11pt"/>
    </style:style>
    <style:style style:name="T64" style:family="text">
      <style:text-properties fo:color="#ffffff" fo:font-size="10.5pt" fo:font-weight="bold" fo:background-color="#777777" loext:char-shading-value="0" style:font-size-asian="10.5pt" style:font-size-complex="10.5pt"/>
    </style:style>
    <style:style style:name="T65" style:family="text">
      <style:text-properties fo:color="#ff0000" fo:font-weight="bold"/>
    </style:style>
    <style:style style:name="T66" style:family="text">
      <style:text-properties officeooo:rsid="00108adc"/>
    </style:style>
    <style:style style:name="T67" style:family="text">
      <style:text-properties fo:font-size="11pt" style:font-size-asian="11pt" style:font-size-complex="11pt"/>
    </style:style>
    <style:style style:name="T68" style:family="text">
      <style:text-properties fo:font-size="10.5pt" style:font-size-asian="10.5pt" style:font-size-complex="10.5pt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.106cm" fo:margin-right="0.106cm" fo:margin-top="0cm" fo:margin-bottom="0cm" style:wrap="right" style:number-wrapped-paragraphs="no-limit" style:vertical-pos="from-top" style:vertical-rel="paragraph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O ISSUES:</text:p>
      <text:p text:style-name="P5"/>
      <text:p text:style-name="P1">1. No sitema.xml to optimize interaction with bots</text:p>
      <text:p text:style-name="P1">2. 19 pages have low word count</text:p>
      <text:p text:style-name="P1">3. 1 page with long loading time</text:p>
      <text:p text:style-name="P1">4. 2 pages with no meta description</text:p>
      <text:p text:style-name="P1">5. 6 pages with a &lt;title&gt; tag that is too long</text:p>
      <text:p text:style-name="P1">6. 26 pages with a &lt;title tag&gt; that is too short</text:p>
      <text:p text:style-name="P1"/>
      <text:h text:style-name="P13" text:outline-level="4"><text:bookmark text:name="media-list"/>Media list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5">URL</text:p>
            </table:table-cell>
            <table:table-cell table:style-name="Table4.A1" office:value-type="string">
              <text:p text:style-name="P15">Alt attribute</text:p>
            </table:table-cell>
            <table:table-cell table:style-name="Table4.A1" office:value-type="string">
              <text:p text:style-name="P15">Titl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6"><text:a xlink:type="simple" xlink:href="https://www.seobility.net/outbound/redirect.go?url=https%3A%2F%2Fuploads-ssl.webflow.com%2F59095a0b6f26e04fe17f4c91%2F59a4e9bb416a02000116d8ba_bb-info-logo.svg&amp;security=12ffdd1534569861c7b76bee5183bcb4f093caa6" office:target-frame-name="_blank" xlink:show="new" text:style-name="Internet_20_link" text:visited-style-name="Visited_20_Internet_20_Link"><text:span text:style-name="T58">...9a4e9bb416a02000116d8ba_bb-info-logo.svg</text:span></text:a></text:p>
          </table:table-cell>
          <table:table-cell table:style-name="Table4.B2" office:value-type="string">
            <text:p text:style-name="P16">Bookbot logo</text:p>
          </table:table-cell>
          <table:table-cell table:style-name="Table4.C2" office:value-type="string">
            <text:p text:style-name="P17"/>
          </table:table-cell>
        </table:table-row>
        <table:table-row table:style-name="Table4.3">
          <table:table-cell table:style-name="Table4.A3" office:value-type="string">
            <text:p text:style-name="P16"><text:a xlink:type="simple" xlink:href="https://www.seobility.net/outbound/redirect.go?url=https%3A%2F%2Fuploads-ssl.webflow.com%2F59095a0b6f26e04fe17f4c91%2F59a4e9bb416a02000116d8ba_bb-info-logo.svg&amp;security=12ffdd1534569861c7b76bee5183bcb4f093caa6" office:target-frame-name="_blank" xlink:show="new" text:style-name="Internet_20_link" text:visited-style-name="Visited_20_Internet_20_Link"><text:span text:style-name="T58">...9a4e9bb416a02000116d8ba_bb-info-logo.svg</text:span></text:a></text:p>
          </table:table-cell>
          <table:table-cell table:style-name="Table4.B3" office:value-type="string">
            <text:p text:style-name="P16">logo</text:p>
          </table:table-cell>
          <table:table-cell table:style-name="Table4.C3" office:value-type="string">
            <text:p text:style-name="P17"/>
          </table:table-cell>
        </table:table-row>
        <table:table-row table:style-name="Table4.1">
          <table:table-cell table:style-name="Table4.A4" office:value-type="string">
            <text:p text:style-name="P16"><text:a xlink:type="simple" xlink:href="https://www.seobility.net/outbound/redirect.go?url=https%3A%2F%2Fuploads-ssl.webflow.com%2F59095a0b6f26e04fe17f4c91%2F5b3c080203cf0f5127670e97_video-placeholder.jpg&amp;security=9de096dcdcf190468cc6a3771a274b25668003c7" office:target-frame-name="_blank" xlink:show="new" text:style-name="Internet_20_link" text:visited-style-name="Visited_20_Internet_20_Link"><text:span text:style-name="T58">...0203cf0f5127670e97_video-placeholder.jpg</text:span></text:a></text:p>
          </table:table-cell>
          <table:table-cell table:style-name="Table4.B4" office:value-type="string">
            <text:p text:style-name="P16">Happy boy; Video placeholder</text:p>
          </table:table-cell>
          <table:table-cell table:style-name="Table4.C4" office:value-type="string">
            <text:p text:style-name="P16">Your browser does not support the &lt;video&gt; tag</text:p>
          </table:table-cell>
        </table:table-row>
        <table:table-row table:style-name="Table4.3">
          <table:table-cell table:style-name="Table4.A5" office:value-type="string">
            <text:p text:style-name="Table_20_Contents"><text:a xlink:type="simple" xlink:href="https://www.seobility.net/outbound/redirect.go?url=https%3A%2F%2Fuploads-ssl.webflow.com%2F59095a0b6f26e04fe17f4c91%2F5ab4f28de4ec3923115f4f3b_play-button.svg&amp;security=7ba731153a878cb9685fd31a507c78f289a62c48" office:target-frame-name="_blank" xlink:show="new" text:style-name="Internet_20_link" text:visited-style-name="Visited_20_Internet_20_Link"><text:span text:style-name="T58">...5ab4f28de4ec3923115f4f3b_play-button.svg</text:span></text:a></text:p>
          </table:table-cell>
          <table:table-cell table:style-name="Table4.B5" office:value-type="string">
            <text:p text:style-name="Table_20_Contents">No alt attribute provided</text:p>
          </table:table-cell>
          <table:table-cell table:style-name="Table4.C5" office:value-type="string">
            <text:p text:style-name="P17"/>
          </table:table-cell>
        </table:table-row>
        <table:table-row table:style-name="Table4.1">
          <table:table-cell table:style-name="Table4.A6" office:value-type="string">
            <text:p text:style-name="P16"><text:a xlink:type="simple" xlink:href="https://www.seobility.net/outbound/redirect.go?url=https%3A%2F%2Fuploads-ssl.webflow.com%2F59095a0b6f26e04fe17f4c91%2F5b637c69040e8f0eeb7bfc7f_Edith-Speak.jpg&amp;security=3be65744908fbc73793aadcab97ec6621f15963f" office:target-frame-name="_blank" xlink:show="new" text:style-name="Internet_20_link" text:visited-style-name="Visited_20_Internet_20_Link"><text:span text:style-name="T58">...5b637c69040e8f0eeb7bfc7f_Edith-Speak.jpg</text:span></text:a></text:p>
          </table:table-cell>
          <table:table-cell table:style-name="Table4.B6" office:value-type="string">
            <text:p text:style-name="P16">Girl reading on iPad</text:p>
          </table:table-cell>
          <table:table-cell table:style-name="Table4.C6" office:value-type="string">
            <text:p text:style-name="P17"/>
          </table:table-cell>
        </table:table-row>
        <table:table-row table:style-name="Table4.3">
          <table:table-cell table:style-name="Table4.A7" office:value-type="string">
            <text:p text:style-name="P16"><text:a xlink:type="simple" xlink:href="https://www.seobility.net/outbound/redirect.go?url=https%3A%2F%2Fuploads-ssl.webflow.com%2F5a97ba4c798a01000163b98a%2F5b619424b97db15c283c7a02_zoom.gif&amp;security=3151a8454b045a10b0d14baf8f5951c7b74e8864" office:target-frame-name="_blank" xlink:show="new" text:style-name="Internet_20_link" text:visited-style-name="Visited_20_Internet_20_Link"><text:span text:style-name="T58">...63b98a/5b619424b97db15c283c7a02_zoom.gif</text:span></text:a></text:p>
          </table:table-cell>
          <table:table-cell table:style-name="Table4.B7" office:value-type="string">
            <text:p text:style-name="P16">Book Library Zooming</text:p>
          </table:table-cell>
          <table:table-cell table:style-name="Table4.C7" office:value-type="string">
            <text:p text:style-name="P17"/>
          </table:table-cell>
        </table:table-row>
        <table:table-row table:style-name="Table4.1">
          <table:table-cell table:style-name="Table4.A8" office:value-type="string">
            <text:p text:style-name="P16"><text:a xlink:type="simple" xlink:href="https://www.seobility.net/outbound/redirect.go?url=https%3A%2F%2Fuploads-ssl.webflow.com%2F5a97ba4c798a01000163b98a%2F5b61942f81505959b4cbf1dd_Tap.gif&amp;security=c04a033e0ef518f4112e12dc4d4095dd20902817" office:target-frame-name="_blank" xlink:show="new" text:style-name="Internet_20_link" text:visited-style-name="Visited_20_Internet_20_Link"><text:span text:style-name="T58">...163b98a/5b61942f81505959b4cbf1dd_Tap.gif</text:span></text:a></text:p>
          </table:table-cell>
          <table:table-cell table:style-name="Table4.B8" office:value-type="string">
            <text:p text:style-name="P16">Text highlighted while reading</text:p>
          </table:table-cell>
          <table:table-cell table:style-name="Table4.C8" office:value-type="string">
            <text:p text:style-name="P17"/>
          </table:table-cell>
        </table:table-row>
        <table:table-row table:style-name="Table4.3">
          <table:table-cell table:style-name="Table4.A9" office:value-type="string">
            <text:p text:style-name="P16"><text:a xlink:type="simple" xlink:href="https://www.seobility.net/outbound/redirect.go?url=https%3A%2F%2Fuploads-ssl.webflow.com%2F5a97ba4c798a01000163b98a%2F5b61994bac18b7255561659d_reading.gif&amp;security=ad63341c7a2d2350e57407e1b502dadae4b77c73" office:target-frame-name="_blank" xlink:show="new" text:style-name="Internet_20_link" text:visited-style-name="Visited_20_Internet_20_Link"><text:span text:style-name="T58">...98a/5b61994bac18b7255561659d_reading.gif</text:span></text:a></text:p>
          </table:table-cell>
          <table:table-cell table:style-name="Table4.B9" office:value-type="string">
            <text:p text:style-name="P16">Text highlighted while reading on iPad</text:p>
          </table:table-cell>
          <table:table-cell table:style-name="Table4.C9" office:value-type="string">
            <text:p text:style-name="P17"/>
          </table:table-cell>
        </table:table-row>
        <table:table-row table:style-name="Table4.1">
          <table:table-cell table:style-name="Table4.A10" office:value-type="string">
            <text:p text:style-name="P16"><text:a xlink:type="simple" xlink:href="https://www.seobility.net/outbound/redirect.go?url=https%3A%2F%2Fuploads-ssl.webflow.com%2F5a97ba4c798a01000163b98a%2F5b619ad39870efeda29d82b5_highlight.gif&amp;security=14e29a49426f1ed35999997c07d9c0b8f3142f8b" office:target-frame-name="_blank" xlink:show="new" text:style-name="Internet_20_link" text:visited-style-name="Visited_20_Internet_20_Link"><text:span text:style-name="T58">...a/5b619ad39870efeda29d82b5_highlight.gif</text:span></text:a></text:p>
          </table:table-cell>
          <table:table-cell table:style-name="Table4.B10" office:value-type="string">
            <text:p text:style-name="P16">Incorrect words spoken</text:p>
          </table:table-cell>
          <table:table-cell table:style-name="Table4.C10" office:value-type="string">
            <text:p text:style-name="P17"/>
          </table:table-cell>
        </table:table-row>
        <table:table-row table:style-name="Table4.3">
          <table:table-cell table:style-name="Table4.A11" office:value-type="string">
            <text:p text:style-name="P16"><text:a xlink:type="simple" xlink:href="https://www.seobility.net/outbound/redirect.go?url=https%3A%2F%2Fuploads-ssl.webflow.com%2F5a97ba4c798a01000163b98a%2F5b619ce6b97db1f9463c7a63_easy.gif&amp;security=320b88ff97ad9a9c200aa56149fc16cda3074bfe" office:target-frame-name="_blank" xlink:show="new" text:style-name="Internet_20_link" text:visited-style-name="Visited_20_Internet_20_Link"><text:span text:style-name="T58">...63b98a/5b619ce6b97db1f9463c7a63_easy.gif</text:span></text:a></text:p>
          </table:table-cell>
          <table:table-cell table:style-name="Table4.B11" office:value-type="string">
            <text:p text:style-name="P16">Book with sans-serif fonts on iPhone</text:p>
          </table:table-cell>
          <table:table-cell table:style-name="Table4.C11" office:value-type="string">
            <text:p text:style-name="P17"/>
          </table:table-cell>
        </table:table-row>
        <table:table-row table:style-name="Table4.1">
          <table:table-cell table:style-name="Table4.A12" office:value-type="string">
            <text:p text:style-name="P16"><text:a xlink:type="simple" xlink:href="https://www.seobility.net/outbound/redirect.go?url=https%3A%2F%2Fuploads-ssl.webflow.com%2F5a97ba4c798a01000163b98a%2F5c772800ef1968924abdaea9_phonics.gif&amp;security=e133ae563c4ba8f95ce7e1c82d3c636802cdccd6" office:target-frame-name="_blank" xlink:show="new" text:style-name="Internet_20_link" text:visited-style-name="Visited_20_Internet_20_Link"><text:span text:style-name="T58">...98a/5c772800ef1968924abdaea9_phonics.gif</text:span></text:a></text:p>
          </table:table-cell>
          <table:table-cell table:style-name="Table4.B12" office:value-type="string">
            <text:p text:style-name="Table_20_Contents">No alt attribute provided</text:p>
          </table:table-cell>
          <table:table-cell table:style-name="Table4.C12" office:value-type="string">
            <text:p text:style-name="P17"/>
          </table:table-cell>
        </table:table-row>
        <table:table-row table:style-name="Table4.3">
          <table:table-cell table:style-name="Table4.A13" office:value-type="string">
            <text:p text:style-name="P16"><text:a xlink:type="simple" xlink:href="https://www.seobility.net/outbound/redirect.go?url=https%3A%2F%2Fuploads-ssl.webflow.com%2F59095a0b6f26e04fe17f4c91%2F5b38d05999d87d7f0901f0f4_open.svg&amp;security=1e5d554d2017f49dff13994c3761252ebedfd24c" office:target-frame-name="_blank" xlink:show="new" text:style-name="Internet_20_link" text:visited-style-name="Visited_20_Internet_20_Link"><text:span text:style-name="T58">...7f4c91/5b38d05999d87d7f0901f0f4_open.svg</text:span></text:a></text:p>
          </table:table-cell>
          <table:table-cell table:style-name="Table4.B13" office:value-type="string">
            <text:p text:style-name="Table_20_Contents">No alt attribute provided</text:p>
          </table:table-cell>
          <table:table-cell table:style-name="Table4.C13" office:value-type="string">
            <text:p text:style-name="P17"/>
          </table:table-cell>
        </table:table-row>
        <text:soft-page-break/>
        <table:table-row table:style-name="Table4.1">
          <table:table-cell table:style-name="Table4.A14" office:value-type="string">
            <text:p text:style-name="P16"><text:a xlink:type="simple" xlink:href="https://www.seobility.net/outbound/redirect.go?url=https%3A%2F%2Fuploads-ssl.webflow.com%2F59095a0b6f26e04fe17f4c91%2F5b38d05999d87d7f0901f0f4_open.svg&amp;security=1e5d554d2017f49dff13994c3761252ebedfd24c" office:target-frame-name="_blank" xlink:show="new" text:style-name="Internet_20_link" text:visited-style-name="Visited_20_Internet_20_Link"><text:span text:style-name="T58">...7f4c91/5b38d05999d87d7f0901f0f4_open.svg</text:span></text:a></text:p>
          </table:table-cell>
          <table:table-cell table:style-name="Table4.B14" office:value-type="string">
            <text:p text:style-name="Table_20_Contents">No alt attribute provided</text:p>
          </table:table-cell>
          <table:table-cell table:style-name="Table4.C14" office:value-type="string">
            <text:p text:style-name="P17"/>
          </table:table-cell>
        </table:table-row>
        <table:table-row table:style-name="Table4.3">
          <table:table-cell table:style-name="Table4.A15" office:value-type="string">
            <text:p text:style-name="P16"><text:a xlink:type="simple" xlink:href="https://www.seobility.net/outbound/redirect.go?url=https%3A%2F%2Fuploads-ssl.webflow.com%2F59095a0b6f26e04fe17f4c91%2F5b38d05999d87d7f0901f0f4_open.svg&amp;security=1e5d554d2017f49dff13994c3761252ebedfd24c" office:target-frame-name="_blank" xlink:show="new" text:style-name="Internet_20_link" text:visited-style-name="Visited_20_Internet_20_Link"><text:span text:style-name="T58">...7f4c91/5b38d05999d87d7f0901f0f4_open.svg</text:span></text:a></text:p>
          </table:table-cell>
          <table:table-cell table:style-name="Table4.B15" office:value-type="string">
            <text:p text:style-name="Table_20_Contents">No alt attribute provided</text:p>
          </table:table-cell>
          <table:table-cell table:style-name="Table4.C15" office:value-type="string">
            <text:p text:style-name="P17"/>
          </table:table-cell>
        </table:table-row>
        <table:table-row table:style-name="Table4.1">
          <table:table-cell table:style-name="Table4.A16" office:value-type="string">
            <text:p text:style-name="P16"><text:a xlink:type="simple" xlink:href="https://www.seobility.net/outbound/redirect.go?url=https%3A%2F%2Fuploads-ssl.webflow.com%2F59095a0b6f26e04fe17f4c91%2F5b38d05999d87d7f0901f0f4_open.svg&amp;security=1e5d554d2017f49dff13994c3761252ebedfd24c" office:target-frame-name="_blank" xlink:show="new" text:style-name="Internet_20_link" text:visited-style-name="Visited_20_Internet_20_Link"><text:span text:style-name="T58">...7f4c91/5b38d05999d87d7f0901f0f4_open.svg</text:span></text:a></text:p>
          </table:table-cell>
          <table:table-cell table:style-name="Table4.B16" office:value-type="string">
            <text:p text:style-name="Table_20_Contents">No alt attribute provided</text:p>
          </table:table-cell>
          <table:table-cell table:style-name="Table4.C16" office:value-type="string">
            <text:p text:style-name="P17"/>
          </table:table-cell>
        </table:table-row>
        <table:table-row table:style-name="Table4.3">
          <table:table-cell table:style-name="Table4.A17" office:value-type="string">
            <text:p text:style-name="P16"><text:a xlink:type="simple" xlink:href="https://www.seobility.net/outbound/redirect.go?url=https%3A%2F%2Fuploads-ssl.webflow.com%2F59095a0b6f26e04fe17f4c91%2F5b38d05999d87d7f0901f0f4_open.svg&amp;security=1e5d554d2017f49dff13994c3761252ebedfd24c" office:target-frame-name="_blank" xlink:show="new" text:style-name="Internet_20_link" text:visited-style-name="Visited_20_Internet_20_Link"><text:span text:style-name="T58">...7f4c91/5b38d05999d87d7f0901f0f4_open.svg</text:span></text:a></text:p>
          </table:table-cell>
          <table:table-cell table:style-name="Table4.B17" office:value-type="string">
            <text:p text:style-name="Table_20_Contents">No alt attribute provided</text:p>
          </table:table-cell>
          <table:table-cell table:style-name="Table4.C17" office:value-type="string">
            <text:p text:style-name="P17"/>
          </table:table-cell>
        </table:table-row>
        <table:table-row table:style-name="Table4.1">
          <table:table-cell table:style-name="Table4.A18" office:value-type="string">
            <text:p text:style-name="P16"><text:a xlink:type="simple" xlink:href="https://www.seobility.net/outbound/redirect.go?url=https%3A%2F%2Fuploads-ssl.webflow.com%2F59095a0b6f26e04fe17f4c91%2F5b38d05999d87d7f0901f0f4_open.svg&amp;security=1e5d554d2017f49dff13994c3761252ebedfd24c" office:target-frame-name="_blank" xlink:show="new" text:style-name="Internet_20_link" text:visited-style-name="Visited_20_Internet_20_Link"><text:span text:style-name="T58">...7f4c91/5b38d05999d87d7f0901f0f4_open.svg</text:span></text:a></text:p>
          </table:table-cell>
          <table:table-cell table:style-name="Table4.B18" office:value-type="string">
            <text:p text:style-name="Table_20_Contents">No alt attribute provided</text:p>
          </table:table-cell>
          <table:table-cell table:style-name="Table4.C18" office:value-type="string">
            <text:p text:style-name="P17"/>
          </table:table-cell>
        </table:table-row>
        <table:table-row table:style-name="Table4.3">
          <table:table-cell table:style-name="Table4.A19" office:value-type="string">
            <text:p text:style-name="P16"><text:a xlink:type="simple" xlink:href="https://www.seobility.net/outbound/redirect.go?url=https%3A%2F%2Fuploads-ssl.webflow.com%2F59095a0b6f26e04fe17f4c91%2F5ca47f0108581df86a7ae769_003_CP_Alliance_vert-black-1.png&amp;security=799bf33395fc569bb6784ac395f908bb6889a3bb" office:target-frame-name="_blank" xlink:show="new" text:style-name="Internet_20_link" text:visited-style-name="Visited_20_Internet_20_Link"><text:span text:style-name="T58">...a7ae769_003_CP_Alliance_vert-black-1.png</text:span></text:a></text:p>
          </table:table-cell>
          <table:table-cell table:style-name="Table4.B19" office:value-type="string">
            <text:p text:style-name="Table_20_Contents">No alt attribute provided</text:p>
          </table:table-cell>
          <table:table-cell table:style-name="Table4.C19" office:value-type="string">
            <text:p text:style-name="P17"/>
          </table:table-cell>
        </table:table-row>
        <table:table-row table:style-name="Table4.1">
          <table:table-cell table:style-name="Table4.A20" office:value-type="string">
            <text:p text:style-name="P16"><text:a xlink:type="simple" xlink:href="https://www.seobility.net/outbound/redirect.go?url=https%3A%2F%2Fuploads-ssl.webflow.com%2F59095a0b6f26e04fe17f4c91%2F5ca47f02d41aa7409a16d59e_iCare_Foundation_Logo_statement_blue.png&amp;security=3fc7ea1600f77a4377c5afb367d63a7968edba1f" office:target-frame-name="_blank" xlink:show="new" text:style-name="Internet_20_link" text:visited-style-name="Visited_20_Internet_20_Link"><text:span text:style-name="T58">...iCare_Foundation_Logo_statement_blue.png</text:span></text:a></text:p>
          </table:table-cell>
          <table:table-cell table:style-name="Table4.B20" office:value-type="string">
            <text:p text:style-name="Table_20_Contents">No alt attribute provided</text:p>
          </table:table-cell>
          <table:table-cell table:style-name="Table4.C20" office:value-type="string">
            <text:p text:style-name="P17"/>
          </table:table-cell>
        </table:table-row>
        <table:table-row table:style-name="Table4.3">
          <table:table-cell table:style-name="Table4.A21" office:value-type="string">
            <text:p text:style-name="P16"><text:a xlink:type="simple" xlink:href="https://www.seobility.net/outbound/redirect.go?url=https%3A%2F%2Fuploads-ssl.webflow.com%2F59095a0b6f26e04fe17f4c91%2F5cb4bd88a32a782748f27baa_amp.jpg&amp;security=087bbbf0daae43eeaff0afc20f9355468c3d9111" office:target-frame-name="_blank" xlink:show="new" text:style-name="Internet_20_link" text:visited-style-name="Visited_20_Internet_20_Link"><text:span text:style-name="T58">...17f4c91/5cb4bd88a32a782748f27baa_amp.jpg</text:span></text:a></text:p>
          </table:table-cell>
          <table:table-cell table:style-name="Table4.B21" office:value-type="string">
            <text:p text:style-name="Table_20_Contents">No alt attribute provided</text:p>
          </table:table-cell>
          <table:table-cell table:style-name="Table4.C21" office:value-type="string">
            <text:p text:style-name="P17"/>
          </table:table-cell>
        </table:table-row>
        <table:table-row table:style-name="Table4.1">
          <table:table-cell table:style-name="Table4.A22" office:value-type="string">
            <text:p text:style-name="P16"><text:a xlink:type="simple" xlink:href="https://www.seobility.net/outbound/redirect.go?url=https%3A%2F%2Fuploads-ssl.webflow.com%2F59095a0b6f26e04fe17f4c91%2F5ca47f021b9c74dc06e195af_Remarkable_logo_RGB_LowRes-768x768.jpg&amp;security=e8ab84cd29d0af225bef336750e893ad8996d9e5" office:target-frame-name="_blank" xlink:show="new" text:style-name="Internet_20_link" text:visited-style-name="Visited_20_Internet_20_Link"><text:span text:style-name="T58">...f_Remarkable_logo_RGB_LowRes-768x768.jpg</text:span></text:a></text:p>
          </table:table-cell>
          <table:table-cell table:style-name="Table4.B22" office:value-type="string">
            <text:p text:style-name="Table_20_Contents">No alt attribute provided</text:p>
          </table:table-cell>
          <table:table-cell table:style-name="Table4.C22" office:value-type="string">
            <text:p text:style-name="P17"/>
          </table:table-cell>
        </table:table-row>
        <table:table-row table:style-name="Table4.3">
          <table:table-cell table:style-name="Table4.A23" office:value-type="string">
            <text:p text:style-name="P16"><text:a xlink:type="simple" xlink:href="https://www.seobility.net/outbound/redirect.go?url=https%3A%2F%2Fuploads-ssl.webflow.com%2F59095a0b6f26e04fe17f4c91%2F5ca47f020c12e0173bb35565_Macquarie-Bank-logo.png&amp;security=f7fb0691583a530c8c9a1259183d586e9e24830f" office:target-frame-name="_blank" xlink:show="new" text:style-name="Internet_20_link" text:visited-style-name="Visited_20_Internet_20_Link"><text:span text:style-name="T58">...0c12e0173bb35565_Macquarie-Bank-logo.png</text:span></text:a></text:p>
          </table:table-cell>
          <table:table-cell table:style-name="Table4.B23" office:value-type="string">
            <text:p text:style-name="Table_20_Contents">No alt attribute provided</text:p>
          </table:table-cell>
          <table:table-cell table:style-name="Table4.C23" office:value-type="string">
            <text:p text:style-name="P17"/>
          </table:table-cell>
        </table:table-row>
        <table:table-row table:style-name="Table4.1">
          <table:table-cell table:style-name="Table4.A24" office:value-type="string">
            <text:p text:style-name="P16"><text:a xlink:type="simple" xlink:href="https://www.seobility.net/outbound/redirect.go?url=https%3A%2F%2Fuploads-ssl.webflow.com%2F59095a0b6f26e04fe17f4c91%2F5ca47f028ff5adadd63ae852_T-Foundation_Left_Pos_Magenta.png&amp;security=5b4145cab1186ffdbb4d30f553d44726da678492" office:target-frame-name="_blank" xlink:show="new" text:style-name="Internet_20_link" text:visited-style-name="Visited_20_Internet_20_Link"><text:span text:style-name="T58">...3ae852_T-Foundation_Left_Pos_Magenta.png</text:span></text:a></text:p>
          </table:table-cell>
          <table:table-cell table:style-name="Table4.B24" office:value-type="string">
            <text:p text:style-name="Table_20_Contents">No alt attribute provided</text:p>
          </table:table-cell>
          <table:table-cell table:style-name="Table4.C24" office:value-type="string">
            <text:p text:style-name="P17"/>
          </table:table-cell>
        </table:table-row>
        <table:table-row table:style-name="Table4.3">
          <table:table-cell table:style-name="Table4.A25" office:value-type="string">
            <text:p text:style-name="P16"><text:a xlink:type="simple" xlink:href="https://www.seobility.net/outbound/redirect.go?url=https%3A%2F%2Fuploads-ssl.webflow.com%2F59095a0b6f26e04fe17f4c91%2F5ca47f02d41aa78a4516d59f_Microsoft_logo.png&amp;security=209da448da486b1ec4ab6532976540c534db0022" office:target-frame-name="_blank" xlink:show="new" text:style-name="Internet_20_link" text:visited-style-name="Visited_20_Internet_20_Link"><text:span text:style-name="T58">...47f02d41aa78a4516d59f_Microsoft_logo.png</text:span></text:a></text:p>
          </table:table-cell>
          <table:table-cell table:style-name="Table4.B25" office:value-type="string">
            <text:p text:style-name="Table_20_Contents">No alt attribute provided</text:p>
          </table:table-cell>
          <table:table-cell table:style-name="Table4.C25" office:value-type="string">
            <text:p text:style-name="P17"/>
          </table:table-cell>
        </table:table-row>
        <table:table-row table:style-name="Table4.1">
          <table:table-cell table:style-name="Table4.A26" office:value-type="string">
            <text:p text:style-name="P16"><text:a xlink:type="simple" xlink:href="https://www.seobility.net/outbound/redirect.go?url=https%3A%2F%2Fuploads-ssl.webflow.com%2F59095a0b6f26e04fe17f4c91%2F5c745cd20e4740c099131bb9_faq-open.svg&amp;security=51cf26c489ec3711856b963e77e98ad2c52c409d" office:target-frame-name="_blank" xlink:show="new" text:style-name="Internet_20_link" text:visited-style-name="Visited_20_Internet_20_Link"><text:span text:style-name="T58">...91/5c745cd20e4740c099131bb9_faq-open.svg</text:span></text:a></text:p>
          </table:table-cell>
          <table:table-cell table:style-name="Table4.B26" office:value-type="string">
            <text:p text:style-name="Table_20_Contents">No alt attribute provided</text:p>
          </table:table-cell>
          <table:table-cell table:style-name="Table4.C26" office:value-type="string">
            <text:p text:style-name="P17"/>
          </table:table-cell>
        </table:table-row>
        <table:table-row table:style-name="Table4.3">
          <table:table-cell table:style-name="Table4.A27" office:value-type="string">
            <text:p text:style-name="P16"><text:a xlink:type="simple" xlink:href="https://www.seobility.net/outbound/redirect.go?url=https%3A%2F%2Fuploads-ssl.webflow.com%2F59095a0b6f26e04fe17f4c91%2F5c745cd20e4740c099131bb9_faq-open.svg&amp;security=51cf26c489ec3711856b963e77e98ad2c52c409d" office:target-frame-name="_blank" xlink:show="new" text:style-name="Internet_20_link" text:visited-style-name="Visited_20_Internet_20_Link"><text:span text:style-name="T58">...91/5c745cd20e4740c099131bb9_faq-open.svg</text:span></text:a></text:p>
          </table:table-cell>
          <table:table-cell table:style-name="Table4.B27" office:value-type="string">
            <text:p text:style-name="Table_20_Contents">No alt attribute provided</text:p>
          </table:table-cell>
          <table:table-cell table:style-name="Table4.C27" office:value-type="string">
            <text:p text:style-name="P17"/>
          </table:table-cell>
        </table:table-row>
        <table:table-row table:style-name="Table4.1">
          <table:table-cell table:style-name="Table4.A28" office:value-type="string">
            <text:p text:style-name="P16"><text:a xlink:type="simple" xlink:href="https://www.seobility.net/outbound/redirect.go?url=https%3A%2F%2Fuploads-ssl.webflow.com%2F59095a0b6f26e04fe17f4c91%2F5c745cd20e4740c099131bb9_faq-open.svg&amp;security=51cf26c489ec3711856b963e77e98ad2c52c409d" office:target-frame-name="_blank" xlink:show="new" text:style-name="Internet_20_link" text:visited-style-name="Visited_20_Internet_20_Link"><text:span text:style-name="T58">...91/5c745cd20e4740c099131bb9_faq-open.svg</text:span></text:a></text:p>
          </table:table-cell>
          <table:table-cell table:style-name="Table4.B28" office:value-type="string">
            <text:p text:style-name="Table_20_Contents">No alt attribute provided</text:p>
          </table:table-cell>
          <table:table-cell table:style-name="Table4.C28" office:value-type="string">
            <text:p text:style-name="P17"/>
          </table:table-cell>
        </table:table-row>
        <table:table-row table:style-name="Table4.3">
          <table:table-cell table:style-name="Table4.A29" office:value-type="string">
            <text:p text:style-name="P16"><text:a xlink:type="simple" xlink:href="https://www.seobility.net/outbound/redirect.go?url=https%3A%2F%2Fuploads-ssl.webflow.com%2F59095a0b6f26e04fe17f4c91%2F5c745cd20e4740c099131bb9_faq-open.svg&amp;security=51cf26c489ec3711856b963e77e98ad2c52c409d" office:target-frame-name="_blank" xlink:show="new" text:style-name="Internet_20_link" text:visited-style-name="Visited_20_Internet_20_Link"><text:span text:style-name="T58">...91/5c745cd20e4740c099131bb9_faq-open.svg</text:span></text:a></text:p>
          </table:table-cell>
          <table:table-cell table:style-name="Table4.B29" office:value-type="string">
            <text:p text:style-name="Table_20_Contents">No alt attribute provided</text:p>
          </table:table-cell>
          <table:table-cell table:style-name="Table4.C29" office:value-type="string">
            <text:p text:style-name="P17"/>
          </table:table-cell>
        </table:table-row>
        <text:soft-page-break/>
        <table:table-row table:style-name="Table4.1">
          <table:table-cell table:style-name="Table4.A30" office:value-type="string">
            <text:p text:style-name="P16"><text:a xlink:type="simple" xlink:href="https://www.seobility.net/outbound/redirect.go?url=https%3A%2F%2Fuploads-ssl.webflow.com%2F59095a0b6f26e04fe17f4c91%2F5c745cd20e4740c099131bb9_faq-open.svg&amp;security=51cf26c489ec3711856b963e77e98ad2c52c409d" office:target-frame-name="_blank" xlink:show="new" text:style-name="Internet_20_link" text:visited-style-name="Visited_20_Internet_20_Link"><text:span text:style-name="T58">...91/5c745cd20e4740c099131bb9_faq-open.svg</text:span></text:a></text:p>
          </table:table-cell>
          <table:table-cell table:style-name="Table4.B30" office:value-type="string">
            <text:p text:style-name="Table_20_Contents">No alt attribute provided</text:p>
          </table:table-cell>
          <table:table-cell table:style-name="Table4.C30" office:value-type="string">
            <text:p text:style-name="P17"/>
          </table:table-cell>
        </table:table-row>
        <table:table-row table:style-name="Table4.3">
          <table:table-cell table:style-name="Table4.A31" office:value-type="string">
            <text:p text:style-name="P16"><text:a xlink:type="simple" xlink:href="https://www.seobility.net/outbound/redirect.go?url=https%3A%2F%2Fuploads-ssl.webflow.com%2F59095a0b6f26e04fe17f4c91%2F5c7467ad9b5a57db98c67817_open-color.svg&amp;security=aeeba93c584977d90469e0ba135b7261017791bb" office:target-frame-name="_blank" xlink:show="new" text:style-name="Internet_20_link" text:visited-style-name="Visited_20_Internet_20_Link"><text:span text:style-name="T58">.../5c7467ad9b5a57db98c67817_open-color.svg</text:span></text:a></text:p>
          </table:table-cell>
          <table:table-cell table:style-name="Table4.B31" office:value-type="string">
            <text:p text:style-name="Table_20_Contents">No alt attribute provided</text:p>
          </table:table-cell>
          <table:table-cell table:style-name="Table4.C31" office:value-type="string">
            <text:p text:style-name="P17"/>
          </table:table-cell>
        </table:table-row>
        <table:table-row table:style-name="Table4.1">
          <table:table-cell table:style-name="Table4.A32" office:value-type="string">
            <text:p text:style-name="P16"><text:a xlink:type="simple" xlink:href="https://www.seobility.net/outbound/redirect.go?url=https%3A%2F%2Fuploads-ssl.webflow.com%2F59095a0b6f26e04fe17f4c91%2F599fab314eb22e0001dc8394_bb-footer-logo.svg&amp;security=ac5ae880468e14733a4883b32e2e999563647245" office:target-frame-name="_blank" xlink:show="new" text:style-name="Internet_20_link" text:visited-style-name="Visited_20_Internet_20_Link"><text:span text:style-name="T58">...fab314eb22e0001dc8394_bb-footer-logo.svg</text:span></text:a></text:p>
          </table:table-cell>
          <table:table-cell table:style-name="Table4.B32" office:value-type="string">
            <text:p text:style-name="P16">Bookbot logo</text:p>
          </table:table-cell>
          <table:table-cell table:style-name="Table4.C32" office:value-type="string">
            <text:p text:style-name="P17"/>
          </table:table-cell>
        </table:table-row>
        <table:table-row table:style-name="Table4.3">
          <table:table-cell table:style-name="Table4.A33" office:value-type="string">
            <text:p text:style-name="P16"><text:a xlink:type="simple" xlink:href="https://www.seobility.net/outbound/redirect.go?url=https%3A%2F%2Fuploads-ssl.webflow.com%2F59095a0b6f26e04fe17f4c91%2F5c743b6382c15532cc8216c8_pinterest-square.svg&amp;security=592df11cd77b0d7083c496f0207c86b8f00574c0" office:target-frame-name="_blank" xlink:show="new" text:style-name="Internet_20_link" text:visited-style-name="Visited_20_Internet_20_Link"><text:span text:style-name="T58">...b6382c15532cc8216c8_pinterest-square.svg</text:span></text:a></text:p>
          </table:table-cell>
          <table:table-cell table:style-name="Table4.B33" office:value-type="string">
            <text:p text:style-name="P16">Facebook icon</text:p>
          </table:table-cell>
          <table:table-cell table:style-name="Table4.C33" office:value-type="string">
            <text:p text:style-name="P17"/>
          </table:table-cell>
        </table:table-row>
        <table:table-row table:style-name="Table4.1">
          <table:table-cell table:style-name="Table4.A34" office:value-type="string">
            <text:p text:style-name="P16"><text:a xlink:type="simple" xlink:href="https://www.seobility.net/outbound/redirect.go?url=https%3A%2F%2Fuploads-ssl.webflow.com%2F59095a0b6f26e04fe17f4c91%2F599e3d8e8e3f0b000198765f_facebook-icon.svg&amp;security=ed346646c16c7219e4adc1348c6c5321e71ad0d6" office:target-frame-name="_blank" xlink:show="new" text:style-name="Internet_20_link" text:visited-style-name="Visited_20_Internet_20_Link"><text:span text:style-name="T58">...9e3d8e8e3f0b000198765f_facebook-icon.svg</text:span></text:a></text:p>
          </table:table-cell>
          <table:table-cell table:style-name="Table4.B34" office:value-type="string">
            <text:p text:style-name="P16">Facebook icon</text:p>
          </table:table-cell>
          <table:table-cell table:style-name="Table4.C34" office:value-type="string">
            <text:p text:style-name="P17"/>
          </table:table-cell>
        </table:table-row>
        <table:table-row table:style-name="Table4.3">
          <table:table-cell table:style-name="Table4.A35" office:value-type="string">
            <text:p text:style-name="P16"><text:a xlink:type="simple" xlink:href="https://www.seobility.net/outbound/redirect.go?url=https%3A%2F%2Fuploads-ssl.webflow.com%2F59095a0b6f26e04fe17f4c91%2F5c745cd20e4740c099131bb9_faq-open.svg&amp;security=51cf26c489ec3711856b963e77e98ad2c52c409d" office:target-frame-name="_blank" xlink:show="new" text:style-name="Internet_20_link" text:visited-style-name="Visited_20_Internet_20_Link"><text:span text:style-name="T58">...91/5c745cd20e4740c099131bb9_faq-open.svg</text:span></text:a></text:p>
          </table:table-cell>
          <table:table-cell table:style-name="Table4.B35" office:value-type="string">
            <text:p text:style-name="Table_20_Contents">No alt attribute provided</text:p>
          </table:table-cell>
          <table:table-cell table:style-name="Table4.C35" office:value-type="string">
            <text:p text:style-name="P17"/>
          </table:table-cell>
        </table:table-row>
      </table:table>
      <text:p text:style-name="P1"/>
      <text:p text:style-name="P1"/>
      <text:p text:style-name="P1"/>
      <text:p text:style-name="P1"/>
      <text:h text:style-name="P11" text:outline-level="2">Page structure</text:h>
      <text:p text:style-name="Standard">Too many headings</text:p>
      <text:p text:style-name="Standard"> The H1 heading is too short (<text:span text:style-name="Strong_20_Emphasis">15</text:span> characters). It should be at least 20 Characters long</text:p>
      <text:p text:style-name="Standard">The structure of headings is missing one or more levels. Do not skip heading levels.</text:p>
      <text:p text:style-name="Standard"> Some headings do not have any content.</text:p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5">Heading level</text:p>
            </table:table-cell>
            <table:table-cell table:style-name="Table3.A1" office:value-type="string">
              <text:p text:style-name="P15">Content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8">H1</text:p>
          </table:table-cell>
          <table:table-cell table:style-name="Table3.B2" office:value-type="string">
            <text:p text:style-name="P16">Bookbot Updates</text:p>
          </table:table-cell>
        </table:table-row>
        <table:table-row table:style-name="Table3.3">
          <table:table-cell table:style-name="Table3.A3" office:value-type="string">
            <text:p text:style-name="P18">H1</text:p>
          </table:table-cell>
          <table:table-cell table:style-name="Table3.B3" office:value-type="string">
            <text:p text:style-name="P16">Supported by</text:p>
          </table:table-cell>
        </table:table-row>
        <table:table-row table:style-name="Table3.1">
          <table:table-cell table:style-name="Table3.A4" office:value-type="string">
            <text:p text:style-name="P18">H1</text:p>
          </table:table-cell>
          <table:table-cell table:style-name="Table3.B4" office:value-type="string">
            <text:p text:style-name="P16">Support and FAQ</text:p>
          </table:table-cell>
        </table:table-row>
        <table:table-row table:style-name="Table3.3">
          <table:table-cell table:style-name="Table3.A5" office:value-type="string">
            <text:p text:style-name="P18">H1</text:p>
          </table:table-cell>
          <table:table-cell table:style-name="Table3.B5" office:value-type="string">
            <text:p text:style-name="P16">Download Free Books</text:p>
          </table:table-cell>
        </table:table-row>
        <table:table-row table:style-name="Table3.1">
          <table:table-cell table:style-name="Table3.A6" office:value-type="string">
            <text:p text:style-name="P18">H1</text:p>
          </table:table-cell>
          <table:table-cell table:style-name="Table3.B6" office:value-type="string">
            <text:p text:style-name="P16">Could your child use a reading assistant?</text:p>
          </table:table-cell>
        </table:table-row>
        <table:table-row table:style-name="Table3.3">
          <table:table-cell table:style-name="Table3.A7" office:value-type="string">
            <text:p text:style-name="P18">H2</text:p>
          </table:table-cell>
          <table:table-cell table:style-name="Table3.B7" office:value-type="string">
            <text:p text:style-name="P16">Supported by the Disability Tech Accelerator Remarkable, a division of Cerebral Palsy Alliance, with funding from principal partner the icare Foundation and partners Telstra Foundation, Macquarie a...</text:p>
          </table:table-cell>
        </table:table-row>
        <table:table-row table:style-name="Table3.1">
          <table:table-cell table:style-name="Table3.A8" office:value-type="string">
            <text:p text:style-name="P18">H2</text:p>
          </table:table-cell>
          <table:table-cell table:style-name="Table3.B8" office:value-type="string">
            <text:p text:style-name="P16">We're always here to answer your questions and help you get the best out of Bookbot. You can chat to us live, or send us a message. We've also prepared a list of frequently asked questions.</text:p>
          </table:table-cell>
        </table:table-row>
        <text:soft-page-break/>
        <table:table-row table:style-name="Table3.3">
          <table:table-cell table:style-name="Table3.A9" office:value-type="string">
            <text:p text:style-name="P18">H2</text:p>
          </table:table-cell>
          <table:table-cell table:style-name="Table3.B9" office:value-type="string">
            <text:p text:style-name="P16">Bookbot is yours for as little as $8.33 per month</text:p>
          </table:table-cell>
        </table:table-row>
        <table:table-row table:style-name="Table3.1">
          <table:table-cell table:style-name="Table3.A10" office:value-type="string">
            <text:p text:style-name="P18">H2</text:p>
          </table:table-cell>
          <table:table-cell table:style-name="Table3.B10" office:value-type="string">
            <text:p text:style-name="Table_20_Contents">Empty heading</text:p>
          </table:table-cell>
        </table:table-row>
        <table:table-row table:style-name="Table3.3">
          <table:table-cell table:style-name="Table3.A11" office:value-type="string">
            <text:p text:style-name="P18">H3</text:p>
          </table:table-cell>
          <table:table-cell table:style-name="Table3.B11" office:value-type="string">
            <text:p text:style-name="P16">‘Just right' reading levels</text:p>
          </table:table-cell>
        </table:table-row>
        <table:table-row table:style-name="Table3.1">
          <table:table-cell table:style-name="Table3.A12" office:value-type="string">
            <text:p text:style-name="P18">H3</text:p>
          </table:table-cell>
          <table:table-cell table:style-name="Table3.B12" office:value-type="string">
            <text:p text:style-name="P16">Guided progress</text:p>
          </table:table-cell>
        </table:table-row>
        <table:table-row table:style-name="Table3.3">
          <table:table-cell table:style-name="Table3.A13" office:value-type="string">
            <text:p text:style-name="P18">H3</text:p>
          </table:table-cell>
          <table:table-cell table:style-name="Table3.B13" office:value-type="string">
            <text:p text:style-name="P16">Immediate Feedback</text:p>
          </table:table-cell>
        </table:table-row>
        <table:table-row table:style-name="Table3.1">
          <table:table-cell table:style-name="Table3.A14" office:value-type="string">
            <text:p text:style-name="P18">H3</text:p>
          </table:table-cell>
          <table:table-cell table:style-name="Table3.B14" office:value-type="string">
            <text:p text:style-name="P16">Instant clarification</text:p>
          </table:table-cell>
        </table:table-row>
        <table:table-row table:style-name="Table3.3">
          <table:table-cell table:style-name="Table3.A15" office:value-type="string">
            <text:p text:style-name="P18">H3</text:p>
          </table:table-cell>
          <table:table-cell table:style-name="Table3.B15" office:value-type="string">
            <text:p text:style-name="P16">Easy on the eye</text:p>
          </table:table-cell>
        </table:table-row>
        <table:table-row table:style-name="Table3.1">
          <table:table-cell table:style-name="Table3.A16" office:value-type="string">
            <text:p text:style-name="P18">H3</text:p>
          </table:table-cell>
          <table:table-cell table:style-name="Table3.B16" office:value-type="string">
            <text:p text:style-name="P16">Proven Phonics Approach</text:p>
          </table:table-cell>
        </table:table-row>
        <table:table-row table:style-name="Table3.3">
          <table:table-cell table:style-name="Table3.A17" office:value-type="string">
            <text:p text:style-name="P18">H3</text:p>
          </table:table-cell>
          <table:table-cell table:style-name="Table3.B17" office:value-type="string">
            <text:p text:style-name="P16">Heading</text:p>
          </table:table-cell>
        </table:table-row>
        <table:table-row table:style-name="Table3.1">
          <table:table-cell table:style-name="Table3.A18" office:value-type="string">
            <text:p text:style-name="P18">H5</text:p>
          </table:table-cell>
          <table:table-cell table:style-name="Table3.B18" office:value-type="string">
            <text:p text:style-name="P16">© Bookbot Pty Ltd 2019 All Rights Reserved</text:p>
          </table:table-cell>
        </table:table-row>
      </table:table>
      <text:p text:style-name="P7"><text:span text:style-name="T1"/></text:p>
      <text:p text:style-name="P7"><text:span text:style-name="T1"/></text:p>
      <text:h text:style-name="P11" text:outline-level="2">Link structure</text:h>
      <text:p text:style-name="P8">Internal Links</text:p>
      <text:p text:style-name="Standard"> Some anchor texts are used more than once.</text:p>
      <text:p text:style-name="Standard"> <text:span text:style-name="Strong_20_Emphasis">4</text:span> links don't have an anchor text.</text:p>
      <text:p text:style-name="Standard"> There are <text:span text:style-name="Strong_20_Emphasis">2</text:span> links with a trivial anchor text</text:p>
      <text:h text:style-name="P13" text:outline-level="4"><text:bookmark text:name="links-on-page-list"/>Found links on this page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1.B1" office:value-type="string">
            <text:p text:style-name="Table_20_Contents">Text duplicate</text:p>
          </table:table-cell>
          <table:table-cell table:style-name="Table1.C1" office:value-type="string">
            <text:p text:style-name="P16">get started</text:p>
          </table:table-cell>
        </table:table-row>
        <table:table-row table:style-name="Table1.2">
          <table:table-cell table:style-name="Table1.A1" office:value-type="string">
            <text:p text:style-name="P16"><text:a xlink:type="simple" xlink:href="https://www.seobility.net/outbound/redirect.go?url=https%3A%2F%2Fwww.bookbotkids.com%2F&amp;security=a1b7a0ab74395932a07602179a202f9b9f75f8e7" office:target-frame-name="_blank" xlink:show="new" text:style-name="Internet_20_link" text:visited-style-name="Visited_20_Internet_20_Link"><text:span text:style-name="T58">https://www.bookbotkids.com/</text:span></text:a>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9">IMG-ALT  logo</text:p>
          </table:table-cell>
        </table:table-row>
        <table:table-row table:style-name="Table1.1">
          <table:table-cell table:style-name="Table1.A1" office:value-type="string">
            <text:p text:style-name="P16"><text:a xlink:type="simple" xlink:href="https://www.seobility.net/outbound/redirect.go?url=https%3A%2F%2Fwww.bookbotkids.com%2Ffree-books-for-kids&amp;security=a84d6a220a2cd4b0c540b02560dd5cc57f459efa" office:target-frame-name="_blank" xlink:show="new" text:style-name="Internet_20_link" text:visited-style-name="Visited_20_Internet_20_Link"><text:span text:style-name="T58">/free-books-for-kids</text:span></text:a></text:p>
          </table:table-cell>
          <table:table-cell table:style-name="Table1.B1" office:value-type="string">
            <text:p text:style-name="Table_20_Contents">Text duplicate</text:p>
          </table:table-cell>
          <table:table-cell table:style-name="Table1.C1" office:value-type="string">
            <text:p text:style-name="P16">Free Books</text:p>
          </table:table-cell>
        </table:table-row>
        <table:table-row table:style-name="Table1.2">
          <table:table-cell table:style-name="Table1.A1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1.B1" office:value-type="string">
            <text:p text:style-name="Table_20_Contents">Text duplicate</text:p>
          </table:table-cell>
          <table:table-cell table:style-name="Table1.C1" office:value-type="string">
            <text:p text:style-name="P16">Pricing</text:p>
          </table:table-cell>
        </table:table-row>
        <table:table-row table:style-name="Table1.1">
          <table:table-cell table:style-name="Table1.A1" office:value-type="string">
            <text:p text:style-name="P16"><text:a xlink:type="simple" xlink:href="https://www.seobility.net/outbound/redirect.go?url=https%3A%2F%2Fwww.bookbotkids.com%2Fresource%2Fblog&amp;security=3ecd017579844631a31d2ae27d7a974e81c92cad" office:target-frame-name="_blank" xlink:show="new" text:style-name="Internet_20_link" text:visited-style-name="Visited_20_Internet_20_Link"><text:span text:style-name="T58">/resource/blog</text:span></text:a></text:p>
          </table:table-cell>
          <table:table-cell table:style-name="Table1.B1" office:value-type="string">
            <text:p text:style-name="Table_20_Contents">Text duplicate</text:p>
          </table:table-cell>
          <table:table-cell table:style-name="Table1.C1" office:value-type="string">
            <text:p text:style-name="P16">Blog</text:p>
          </table:table-cell>
        </table:table-row>
        <table:table-row table:style-name="Table1.2">
          <table:table-cell table:style-name="Table1.A1" office:value-type="string">
            <text:p text:style-name="P16"><text:a xlink:type="simple" xlink:href="https://www.seobility.net/outbound/redirect.go?url=https%3A%2F%2Fwww.bookbotkids.com%2Ffaq&amp;security=c87dd56f11189443340cbcc000e5853f8a07ee0c" office:target-frame-name="_blank" xlink:show="new" text:style-name="Internet_20_link" text:visited-style-name="Visited_20_Internet_20_Link"><text:span text:style-name="T58">https://www.bookbotkids.com/faq</text:span></text:a></text:p>
          </table:table-cell>
          <table:table-cell table:style-name="Table1.B1" office:value-type="string">
            <text:p text:style-name="Table_20_Contents">Text duplicate</text:p>
          </table:table-cell>
          <table:table-cell table:style-name="Table1.C1" office:value-type="string">
            <text:p text:style-name="P16">FAQ</text:p>
          </table:table-cell>
        </table:table-row>
        <table:table-row table:style-name="Table1.1">
          <table:table-cell table:style-name="Table1.A1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1.B1" office:value-type="string">
            <text:p text:style-name="Table_20_Contents">Text duplicate</text:p>
          </table:table-cell>
          <table:table-cell table:style-name="Table1.C1" office:value-type="string">
            <text:p text:style-name="P16">get started</text:p>
          </table:table-cell>
        </table:table-row>
        <table:table-row table:style-name="Table1.2">
          <table:table-cell table:style-name="Table1.A1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1.B1" office:value-type="string">
            <text:p text:style-name="Table_20_Contents">Text duplicate</text:p>
          </table:table-cell>
          <table:table-cell table:style-name="Table1.C1" office:value-type="string">
            <text:p text:style-name="P16">get started</text:p>
          </table:table-cell>
        </table:table-row>
        <table:table-row table:style-name="Table1.1">
          <table:table-cell table:style-name="Table1.A1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1.B1" office:value-type="string">
            <text:p text:style-name="Table_20_Contents">Text duplicate</text:p>
          </table:table-cell>
          <table:table-cell table:style-name="Table1.C1" office:value-type="string">
            <text:p text:style-name="P16">get started</text:p>
          </table:table-cell>
        </table:table-row>
        <table:table-row table:style-name="Table1.2">
          <table:table-cell table:style-name="Table1.A1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1.B1" office:value-type="string">
            <text:p text:style-name="Table_20_Contents">Text duplicate</text:p>
          </table:table-cell>
          <table:table-cell table:style-name="Table1.C1" office:value-type="string">
            <text:p text:style-name="P16">get started</text:p>
          </table:table-cell>
        </table:table-row>
      </table:table>
      <text:p text:style-name="P1"/>
      <text:p text:style-name="P2"/>
      <text:p text:style-name="P2"/>
      <text:p text:style-name="P4"><text:soft-page-break/>Server Configuration:</text:p>
      <text:p text:style-name="P3"><text:span text:style-name="T9">HTTP redirects</text:span> </text:p>
      <text:p text:style-name="P3"><text:span text:style-name="T9">-The checked page does not redirect to another URL.</text:span> </text:p>
      <text:p text:style-name="P2"/>
      <text:p text:style-name="P4"><text:span text:style-name="T9">Performance</text:span> </text:p>
      <text:p text:style-name="P2"><text:span text:style-name="T20"> </text:span><text:span text:style-name="T11">This website loads </text:span><text:span text:style-name="Strong_20_Emphasis"><text:span text:style-name="T12">4</text:span></text:span><text:span text:style-name="T20"> </text:span><text:span text:style-name="T11">javascript files. This may affect the load time negatively.</text:span><text:span text:style-name="T67"> </text:span></text:p>
      <text:p text:style-name="P2"/>
      <text:h text:style-name="P14" text:outline-level="4">Links from Wikipedia</text:h>
      <text:p text:style-name="Standard">No links from Wikipedia were found. </text:p>
      <text:h text:style-name="P14" text:outline-level="4"><text:bookmark text:name="robots-txt"/>Robots.txt</text:h>
      <text:p text:style-name="Standard">No valid Robots.txt file was found </text:p>
      <text:p text:style-name="P4"/>
      <text:h text:style-name="P14" text:outline-level="4"><text:bookmark text:name="most-important-keywords"/>Most important keywords:</text:h>
      <text:p text:style-name="P3"><text:span text:style-name="T7">Following keywords were found. You can check the keyword optimization of this page for each keyword.</text:span> </text:p>
      <text:p text:style-name="P3"><text:span text:style-name="T18">Bookbot</text:span> </text:p>
      <text:p text:style-name="P3"><text:span text:style-name="T18">Bookbot Updates</text:span> </text:p>
      <text:p text:style-name="P3"><text:span text:style-name="T18">reading</text:span> </text:p>
      <text:p text:style-name="P3"><text:span text:style-name="T18">Bookbot Awarded</text:span> </text:p>
      <text:p text:style-name="P3"><text:span text:style-name="T18">child read</text:span> </text:p>
      <text:p text:style-name="P3"><text:span text:style-name="T18">Reading Fluency</text:span> </text:p>
      <text:p text:style-name="P3"><text:span text:style-name="T18">reading assistant</text:span> </text:p>
      <text:p text:style-name="P3"><text:span text:style-name="T18">virtual reading assistant</text:span> </text:p>
      <text:p text:style-name="P3"><text:span text:style-name="T18">child as</text:span> </text:p>
      <text:p text:style-name="P3"><text:span text:style-name="T18">continue reading</text:span> 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5">Link</text:p>
            </table:table-cell>
            <table:table-cell table:style-name="Table2.A1" office:value-type="string">
              <text:p text:style-name="P15">Attributes</text:p>
            </table:table-cell>
            <table:table-cell table:style-name="Table2.A1" office:value-type="string">
              <text:p text:style-name="P15">Anchor text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6"><text:a xlink:type="simple" xlink:href="https://www.seobility.net/outbound/redirect.go?url=https%3A%2F%2Fwww.bookbotkids.com%2F&amp;security=a1b7a0ab74395932a07602179a202f9b9f75f8e7" office:target-frame-name="_blank" xlink:show="new" text:style-name="Internet_20_link" text:visited-style-name="Visited_20_Internet_20_Link"><text:span text:style-name="T58">https://www.bookbotkids.com/</text:span></text:a></text:p>
          </table:table-cell>
          <table:table-cell table:style-name="Table2.B2" office:value-type="string">
            <text:p text:style-name="P17"/>
          </table:table-cell>
          <table:table-cell table:style-name="Table2.C2" office:value-type="string">
            <text:p text:style-name="P19">IMG-ALT Bookbot logo</text:p>
          </table:table-cell>
        </table:table-row>
        <table:table-row table:style-name="Table2.3">
          <table:table-cell table:style-name="Table2.A3" office:value-type="string">
            <text:p text:style-name="P16"><text:a xlink:type="simple" xlink:href="https://www.seobility.net/outbound/redirect.go?url=https%3A%2F%2Fwww.bookbotkids.com%2Ffree-books-for-kids&amp;security=a84d6a220a2cd4b0c540b02560dd5cc57f459efa" office:target-frame-name="_blank" xlink:show="new" text:style-name="Internet_20_link" text:visited-style-name="Visited_20_Internet_20_Link"><text:span text:style-name="T58">/free-books-for-kids</text:span></text:a></text:p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6">Free Books</text:p>
          </table:table-cell>
        </table:table-row>
        <table:table-row table:style-name="Table2.1">
          <table:table-cell table:style-name="Table2.A4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2.B4" office:value-type="string">
            <text:p text:style-name="P17"/>
          </table:table-cell>
          <table:table-cell table:style-name="Table2.C4" office:value-type="string">
            <text:p text:style-name="P16">Pricing</text:p>
          </table:table-cell>
        </table:table-row>
        <table:table-row table:style-name="Table2.3">
          <table:table-cell table:style-name="Table2.A5" office:value-type="string">
            <text:p text:style-name="P16"><text:a xlink:type="simple" xlink:href="https://www.seobility.net/outbound/redirect.go?url=https%3A%2F%2Fwww.bookbotkids.com%2Fresource%2Fblog&amp;security=3ecd017579844631a31d2ae27d7a974e81c92cad" office:target-frame-name="_blank" xlink:show="new" text:style-name="Internet_20_link" text:visited-style-name="Visited_20_Internet_20_Link"><text:span text:style-name="T58">/resource/blog</text:span></text:a></text:p>
          </table:table-cell>
          <table:table-cell table:style-name="Table2.B5" office:value-type="string">
            <text:p text:style-name="P17"/>
          </table:table-cell>
          <table:table-cell table:style-name="Table2.C5" office:value-type="string">
            <text:p text:style-name="P16">Blog</text:p>
          </table:table-cell>
        </table:table-row>
        <table:table-row table:style-name="Table2.1">
          <table:table-cell table:style-name="Table2.A6" office:value-type="string">
            <text:p text:style-name="P16"><text:a xlink:type="simple" xlink:href="https://www.seobility.net/outbound/redirect.go?url=https%3A%2F%2Fwww.bookbotkids.com%2Ffaq&amp;security=c87dd56f11189443340cbcc000e5853f8a07ee0c" office:target-frame-name="_blank" xlink:show="new" text:style-name="Internet_20_link" text:visited-style-name="Visited_20_Internet_20_Link"><text:span text:style-name="T58">https://www.bookbotkids.com/faq</text:span></text:a></text:p>
          </table:table-cell>
          <table:table-cell table:style-name="Table2.B6" office:value-type="string">
            <text:p text:style-name="P17"/>
          </table:table-cell>
          <table:table-cell table:style-name="Table2.C6" office:value-type="string">
            <text:p text:style-name="P16">FAQ</text:p>
          </table:table-cell>
        </table:table-row>
        <table:table-row table:style-name="Table2.3">
          <table:table-cell table:style-name="Table2.A7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2.B7" office:value-type="string">
            <text:p text:style-name="P17"/>
          </table:table-cell>
          <table:table-cell table:style-name="Table2.C7" office:value-type="string">
            <text:p text:style-name="P16">get started</text:p>
          </table:table-cell>
        </table:table-row>
        <table:table-row table:style-name="Table2.1">
          <table:table-cell table:style-name="Table2.A8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2.B8" office:value-type="string">
            <text:p text:style-name="Table_20_Contents">Text duplicate</text:p>
          </table:table-cell>
          <table:table-cell table:style-name="Table2.C8" office:value-type="string">
            <text:p text:style-name="P16">get started</text:p>
          </table:table-cell>
        </table:table-row>
        <table:table-row table:style-name="Table2.3">
          <table:table-cell table:style-name="Table2.A9" office:value-type="string">
            <text:p text:style-name="P16"><text:a xlink:type="simple" xlink:href="https://www.seobility.net/outbound/redirect.go?url=https%3A%2F%2Fwww.bookbotkids.com%2F&amp;security=a1b7a0ab74395932a07602179a202f9b9f75f8e7" office:target-frame-name="_blank" xlink:show="new" text:style-name="Internet_20_link" text:visited-style-name="Visited_20_Internet_20_Link"><text:span text:style-name="T58">https://www.bookbotkids.com/</text:span></text:a></text:p>
          </table:table-cell>
          <table:table-cell table:style-name="Table2.B9" office:value-type="string">
            <text:p text:style-name="Table_20_Contents"/>
          </table:table-cell>
          <table:table-cell table:style-name="Table2.C9" office:value-type="string">
            <text:p text:style-name="P19">IMG-ALT logo</text:p>
          </table:table-cell>
        </table:table-row>
        <table:table-row table:style-name="Table2.1">
          <table:table-cell table:style-name="Table2.A10" office:value-type="string">
            <text:p text:style-name="P16"><text:a xlink:type="simple" xlink:href="https://www.seobility.net/outbound/redirect.go?url=https%3A%2F%2Fwww.bookbotkids.com%2Ffree-books-for-kids&amp;security=a84d6a220a2cd4b0c540b02560dd5cc57f459efa" office:target-frame-name="_blank" xlink:show="new" text:style-name="Internet_20_link" text:visited-style-name="Visited_20_Internet_20_Link"><text:span text:style-name="T58">/free-books-for-kids</text:span></text:a></text:p>
          </table:table-cell>
          <table:table-cell table:style-name="Table2.B10" office:value-type="string">
            <text:p text:style-name="Table_20_Contents">Text duplicate</text:p>
          </table:table-cell>
          <table:table-cell table:style-name="Table2.C10" office:value-type="string">
            <text:p text:style-name="P16">Free Books</text:p>
          </table:table-cell>
        </table:table-row>
        <table:table-row table:style-name="Table2.3">
          <table:table-cell table:style-name="Table2.A11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2.B11" office:value-type="string">
            <text:p text:style-name="Table_20_Contents">Text duplicate</text:p>
          </table:table-cell>
          <table:table-cell table:style-name="Table2.C11" office:value-type="string">
            <text:p text:style-name="P16">Pricing</text:p>
          </table:table-cell>
        </table:table-row>
        <table:table-row table:style-name="Table2.1">
          <table:table-cell table:style-name="Table2.A12" office:value-type="string">
            <text:p text:style-name="P16"><text:a xlink:type="simple" xlink:href="https://www.seobility.net/outbound/redirect.go?url=https%3A%2F%2Fwww.bookbotkids.com%2Fresource%2Fblog&amp;security=3ecd017579844631a31d2ae27d7a974e81c92cad" office:target-frame-name="_blank" xlink:show="new" text:style-name="Internet_20_link" text:visited-style-name="Visited_20_Internet_20_Link"><text:span text:style-name="T58">/resource/blog</text:span></text:a></text:p>
          </table:table-cell>
          <table:table-cell table:style-name="Table2.B12" office:value-type="string">
            <text:p text:style-name="Table_20_Contents">Text duplicate</text:p>
          </table:table-cell>
          <table:table-cell table:style-name="Table2.C12" office:value-type="string">
            <text:p text:style-name="P16">Blog</text:p>
          </table:table-cell>
        </table:table-row>
        <table:table-row table:style-name="Table2.3">
          <table:table-cell table:style-name="Table2.A13" office:value-type="string">
            <text:p text:style-name="P16"><text:a xlink:type="simple" xlink:href="https://www.seobility.net/outbound/redirect.go?url=https%3A%2F%2Fwww.bookbotkids.com%2Ffaq&amp;security=c87dd56f11189443340cbcc000e5853f8a07ee0c" office:target-frame-name="_blank" xlink:show="new" text:style-name="Internet_20_link" text:visited-style-name="Visited_20_Internet_20_Link"><text:span text:style-name="T58">https://www.bookbotkids.com/faq</text:span></text:a></text:p>
          </table:table-cell>
          <table:table-cell table:style-name="Table2.B13" office:value-type="string">
            <text:p text:style-name="Table_20_Contents">Text duplicate</text:p>
          </table:table-cell>
          <table:table-cell table:style-name="Table2.C13" office:value-type="string">
            <text:p text:style-name="P16">FAQ</text:p>
          </table:table-cell>
        </table:table-row>
        <text:soft-page-break/>
        <table:table-row table:style-name="Table2.1">
          <table:table-cell table:style-name="Table2.A14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2.B14" office:value-type="string">
            <text:p text:style-name="Table_20_Contents">Text duplicate</text:p>
          </table:table-cell>
          <table:table-cell table:style-name="Table2.C14" office:value-type="string">
            <text:p text:style-name="P16">get started</text:p>
          </table:table-cell>
        </table:table-row>
        <table:table-row table:style-name="Table2.3">
          <table:table-cell table:style-name="Table2.A15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2.B15" office:value-type="string">
            <text:p text:style-name="Table_20_Contents">Text duplicate</text:p>
          </table:table-cell>
          <table:table-cell table:style-name="Table2.C15" office:value-type="string">
            <text:p text:style-name="P16">get started</text:p>
          </table:table-cell>
        </table:table-row>
        <table:table-row table:style-name="Table2.1">
          <table:table-cell table:style-name="Table2.A16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2.B16" office:value-type="string">
            <text:p text:style-name="Table_20_Contents">Text duplicate</text:p>
          </table:table-cell>
          <table:table-cell table:style-name="Table2.C16" office:value-type="string">
            <text:p text:style-name="P16">get started</text:p>
          </table:table-cell>
        </table:table-row>
        <table:table-row table:style-name="Table2.3">
          <table:table-cell table:style-name="Table2.A17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2.B17" office:value-type="string">
            <text:p text:style-name="Table_20_Contents">Text duplicate</text:p>
          </table:table-cell>
          <table:table-cell table:style-name="Table2.C17" office:value-type="string">
            <text:p text:style-name="P16">get started</text:p>
          </table:table-cell>
        </table:table-row>
        <table:table-row table:style-name="Table2.1">
          <table:table-cell table:style-name="Table2.A18" office:value-type="string">
            <text:p text:style-name="P16"><text:a xlink:type="simple" xlink:href="https://www.seobility.net/outbound/redirect.go?url=https%3A%2F%2Fwww.bookbotkids.com%2Fcategory%2Fnews&amp;security=5e5aa2fe1ed91ae370bad9467ecc0c8e35df36d0" office:target-frame-name="_blank" xlink:show="new" text:style-name="Internet_20_link" text:visited-style-name="Visited_20_Internet_20_Link"><text:span text:style-name="T58">/category/news</text:span></text:a></text:p>
          </table:table-cell>
          <table:table-cell table:style-name="Table2.B18" office:value-type="string">
            <text:p text:style-name="Table_20_Contents"/>
          </table:table-cell>
          <table:table-cell table:style-name="Table2.C18" office:value-type="string">
            <text:p text:style-name="P16">News</text:p>
          </table:table-cell>
        </table:table-row>
        <table:table-row table:style-name="Table2.3">
          <table:table-cell table:style-name="Table2.A19" office:value-type="string">
            <text:p text:style-name="P16"><text:a xlink:type="simple" xlink:href="https://www.seobility.net/outbound/redirect.go?url=https%3A%2F%2Fwww.bookbotkids.com%2Fauthor%2Fdebs-moir&amp;security=1c59e5386fd334d029eedc40c3e068319070b536" office:target-frame-name="_blank" xlink:show="new" text:style-name="Internet_20_link" text:visited-style-name="Visited_20_Internet_20_Link"><text:span text:style-name="T58">/author/debs-moir</text:span></text:a></text:p>
          </table:table-cell>
          <table:table-cell table:style-name="Table2.B19" office:value-type="string">
            <text:p text:style-name="Table_20_Contents"/>
          </table:table-cell>
          <table:table-cell table:style-name="Table2.C19" office:value-type="string">
            <text:p text:style-name="Table_20_Contents">No Text</text:p>
          </table:table-cell>
        </table:table-row>
        <table:table-row table:style-name="Table2.1">
          <table:table-cell table:style-name="Table2.A20" office:value-type="string">
            <text:p text:style-name="P16"><text:a xlink:type="simple" xlink:href="https://www.seobility.net/outbound/redirect.go?url=https%3A%2F%2Fwww.bookbotkids.com%2Fauthor%2Fdebs-moir&amp;security=1c59e5386fd334d029eedc40c3e068319070b536" office:target-frame-name="_blank" xlink:show="new" text:style-name="Internet_20_link" text:visited-style-name="Visited_20_Internet_20_Link"><text:span text:style-name="T58">/author/debs-moir</text:span></text:a></text:p>
          </table:table-cell>
          <table:table-cell table:style-name="Table2.B20" office:value-type="string">
            <text:p text:style-name="Table_20_Contents"/>
          </table:table-cell>
          <table:table-cell table:style-name="Table2.C20" office:value-type="string">
            <text:p text:style-name="P16">Debs Moir</text:p>
          </table:table-cell>
        </table:table-row>
        <table:table-row table:style-name="Table2.3">
          <table:table-cell table:style-name="Table2.A21" office:value-type="string">
            <text:p text:style-name="P16"><text:a xlink:type="simple" xlink:href="https://www.seobility.net/outbound/redirect.go?url=https%3A%2F%2Fwww.bookbotkids.com%2Fblog%2Fbookbot-remarkable-program&amp;security=ca37b0157278135374e95ba814568d10de21cca8" office:target-frame-name="_blank" xlink:show="new" text:style-name="Internet_20_link" text:visited-style-name="Visited_20_Internet_20_Link"><text:span text:style-name="T58">/blog/bookbot-remarkable-program</text:span></text:a></text:p>
          </table:table-cell>
          <table:table-cell table:style-name="Table2.B21" office:value-type="string">
            <text:p text:style-name="Table_20_Contents"/>
          </table:table-cell>
          <table:table-cell table:style-name="Table2.C21" office:value-type="string">
            <text:p text:style-name="P16">Bookbot Awarded Funding from the Remarkable Program</text:p>
          </table:table-cell>
        </table:table-row>
        <table:table-row table:style-name="Table2.1">
          <table:table-cell table:style-name="Table2.A22" office:value-type="string">
            <text:p text:style-name="P16"><text:a xlink:type="simple" xlink:href="https://www.seobility.net/outbound/redirect.go?url=https%3A%2F%2Fwww.bookbotkids.com%2Fcategory%2Fnews&amp;security=5e5aa2fe1ed91ae370bad9467ecc0c8e35df36d0" office:target-frame-name="_blank" xlink:show="new" text:style-name="Internet_20_link" text:visited-style-name="Visited_20_Internet_20_Link"><text:span text:style-name="T58">/category/news</text:span></text:a></text:p>
          </table:table-cell>
          <table:table-cell table:style-name="Table2.B22" office:value-type="string">
            <text:p text:style-name="Table_20_Contents">Text duplicate</text:p>
          </table:table-cell>
          <table:table-cell table:style-name="Table2.C22" office:value-type="string">
            <text:p text:style-name="P16">News</text:p>
          </table:table-cell>
        </table:table-row>
        <table:table-row table:style-name="Table2.3">
          <table:table-cell table:style-name="Table2.A23" office:value-type="string">
            <text:p text:style-name="P16"><text:a xlink:type="simple" xlink:href="https://www.seobility.net/outbound/redirect.go?url=https%3A%2F%2Fwww.bookbotkids.com%2Fauthor%2Fdebs-moir&amp;security=1c59e5386fd334d029eedc40c3e068319070b536" office:target-frame-name="_blank" xlink:show="new" text:style-name="Internet_20_link" text:visited-style-name="Visited_20_Internet_20_Link"><text:span text:style-name="T58">/author/debs-moir</text:span></text:a></text:p>
          </table:table-cell>
          <table:table-cell table:style-name="Table2.B23" office:value-type="string">
            <text:p text:style-name="Table_20_Contents"/>
          </table:table-cell>
          <table:table-cell table:style-name="Table2.C23" office:value-type="string">
            <text:p text:style-name="Table_20_Contents">No Text</text:p>
          </table:table-cell>
        </table:table-row>
        <table:table-row table:style-name="Table2.1">
          <table:table-cell table:style-name="Table2.A24" office:value-type="string">
            <text:p text:style-name="P16"><text:a xlink:type="simple" xlink:href="https://www.seobility.net/outbound/redirect.go?url=https%3A%2F%2Fwww.bookbotkids.com%2Fauthor%2Fdebs-moir&amp;security=1c59e5386fd334d029eedc40c3e068319070b536" office:target-frame-name="_blank" xlink:show="new" text:style-name="Internet_20_link" text:visited-style-name="Visited_20_Internet_20_Link"><text:span text:style-name="T58">/author/debs-moir</text:span></text:a></text:p>
          </table:table-cell>
          <table:table-cell table:style-name="Table2.B24" office:value-type="string">
            <text:p text:style-name="Table_20_Contents">Text duplicate</text:p>
          </table:table-cell>
          <table:table-cell table:style-name="Table2.C24" office:value-type="string">
            <text:p text:style-name="P16">Debs Moir</text:p>
          </table:table-cell>
        </table:table-row>
        <table:table-row table:style-name="Table2.3">
          <table:table-cell table:style-name="Table2.A25" office:value-type="string">
            <text:p text:style-name="P16"><text:a xlink:type="simple" xlink:href="https://www.seobility.net/outbound/redirect.go?url=https%3A%2F%2Fwww.bookbotkids.com%2Fblog%2Fbookbot-awarded-amps-tomorrow-fund&amp;security=8a0471df0173b911260934c7a64294e88bf0daba" office:target-frame-name="_blank" xlink:show="new" text:style-name="Internet_20_link" text:visited-style-name="Visited_20_Internet_20_Link"><text:span text:style-name="T58">/blog/bookbot-awarded-amps-tom...</text:span></text:a></text:p>
          </table:table-cell>
          <table:table-cell table:style-name="Table2.B25" office:value-type="string">
            <text:p text:style-name="Table_20_Contents"/>
          </table:table-cell>
          <table:table-cell table:style-name="Table2.C25" office:value-type="string">
            <text:p text:style-name="P16">Bookbot Awarded AMP's Tomorrow Fund</text:p>
          </table:table-cell>
        </table:table-row>
        <table:table-row table:style-name="Table2.1">
          <table:table-cell table:style-name="Table2.A26" office:value-type="string">
            <text:p text:style-name="P16"><text:a xlink:type="simple" xlink:href="https://www.seobility.net/outbound/redirect.go?url=https%3A%2F%2Fwww.bookbotkids.com%2Fcategory%2Fnews&amp;security=5e5aa2fe1ed91ae370bad9467ecc0c8e35df36d0" office:target-frame-name="_blank" xlink:show="new" text:style-name="Internet_20_link" text:visited-style-name="Visited_20_Internet_20_Link"><text:span text:style-name="T58">/category/news</text:span></text:a></text:p>
          </table:table-cell>
          <table:table-cell table:style-name="Table2.B26" office:value-type="string">
            <text:p text:style-name="Table_20_Contents">Text duplicate</text:p>
          </table:table-cell>
          <table:table-cell table:style-name="Table2.C26" office:value-type="string">
            <text:p text:style-name="P16">News</text:p>
          </table:table-cell>
        </table:table-row>
        <table:table-row table:style-name="Table2.3">
          <table:table-cell table:style-name="Table2.A27" office:value-type="string">
            <text:p text:style-name="P16"><text:a xlink:type="simple" xlink:href="https://www.seobility.net/outbound/redirect.go?url=https%3A%2F%2Fwww.bookbotkids.com%2Fauthor%2Fbelinda-moore&amp;security=32e1d8225c60f4dd9a5d0e4d8fd82027177df909" office:target-frame-name="_blank" xlink:show="new" text:style-name="Internet_20_link" text:visited-style-name="Visited_20_Internet_20_Link"><text:span text:style-name="T58">/author/belinda-moore</text:span></text:a></text:p>
          </table:table-cell>
          <table:table-cell table:style-name="Table2.B27" office:value-type="string">
            <text:p text:style-name="Table_20_Contents"/>
          </table:table-cell>
          <table:table-cell table:style-name="Table2.C27" office:value-type="string">
            <text:p text:style-name="Table_20_Contents">No Text</text:p>
          </table:table-cell>
        </table:table-row>
        <table:table-row table:style-name="Table2.1">
          <table:table-cell table:style-name="Table2.A28" office:value-type="string">
            <text:p text:style-name="P16"><text:a xlink:type="simple" xlink:href="https://www.seobility.net/outbound/redirect.go?url=https%3A%2F%2Fwww.bookbotkids.com%2Fauthor%2Fbelinda-moore&amp;security=32e1d8225c60f4dd9a5d0e4d8fd82027177df909" office:target-frame-name="_blank" xlink:show="new" text:style-name="Internet_20_link" text:visited-style-name="Visited_20_Internet_20_Link"><text:span text:style-name="T58">/author/belinda-moore</text:span></text:a></text:p>
          </table:table-cell>
          <table:table-cell table:style-name="Table2.B28" office:value-type="string">
            <text:p text:style-name="Table_20_Contents"/>
          </table:table-cell>
          <table:table-cell table:style-name="Table2.C28" office:value-type="string">
            <text:p text:style-name="P16">Belinda Moore</text:p>
          </table:table-cell>
        </table:table-row>
        <table:table-row table:style-name="Table2.3">
          <table:table-cell table:style-name="Table2.A29" office:value-type="string">
            <text:p text:style-name="P16"><text:a xlink:type="simple" xlink:href="https://www.seobility.net/outbound/redirect.go?url=https%3A%2F%2Fwww.bookbotkids.com%2Fblog%2Fupdate-from-bookbot&amp;security=8c00009ecc3cf47285ab8171a0607ac0cebd64ea" office:target-frame-name="_blank" xlink:show="new" text:style-name="Internet_20_link" text:visited-style-name="Visited_20_Internet_20_Link"><text:span text:style-name="T58">/blog/update-from-bookbot</text:span></text:a></text:p>
          </table:table-cell>
          <table:table-cell table:style-name="Table2.B29" office:value-type="string">
            <text:p text:style-name="Table_20_Contents"/>
          </table:table-cell>
          <table:table-cell table:style-name="Table2.C29" office:value-type="string">
            <text:p text:style-name="P16">Update From Bookbot</text:p>
          </table:table-cell>
        </table:table-row>
        <table:table-row table:style-name="Table2.1">
          <table:table-cell table:style-name="Table2.A30" office:value-type="string">
            <text:p text:style-name="P16"><text:a xlink:type="simple" xlink:href="https://www.seobility.net/outbound/redirect.go?url=https%3A%2F%2Fwww.bookbotkids.com%2Fcategory%2Fnews&amp;security=5e5aa2fe1ed91ae370bad9467ecc0c8e35df36d0" office:target-frame-name="_blank" xlink:show="new" text:style-name="Internet_20_link" text:visited-style-name="Visited_20_Internet_20_Link"><text:span text:style-name="T58">/category/news</text:span></text:a></text:p>
          </table:table-cell>
          <table:table-cell table:style-name="Table2.B30" office:value-type="string">
            <text:p text:style-name="Table_20_Contents">Text duplicate</text:p>
          </table:table-cell>
          <table:table-cell table:style-name="Table2.C30" office:value-type="string">
            <text:p text:style-name="P16">News</text:p>
          </table:table-cell>
        </table:table-row>
        <table:table-row table:style-name="Table2.3">
          <table:table-cell table:style-name="Table2.A31" office:value-type="string">
            <text:p text:style-name="P16"><text:a xlink:type="simple" xlink:href="https://www.seobility.net/outbound/redirect.go?url=https%3A%2F%2Fwww.bookbotkids.com%2Fauthor%2Fbelinda-moore&amp;security=32e1d8225c60f4dd9a5d0e4d8fd82027177df909" office:target-frame-name="_blank" xlink:show="new" text:style-name="Internet_20_link" text:visited-style-name="Visited_20_Internet_20_Link"><text:span text:style-name="T58">/author/belinda-moore</text:span></text:a></text:p>
          </table:table-cell>
          <table:table-cell table:style-name="Table2.B31" office:value-type="string">
            <text:p text:style-name="Table_20_Contents"/>
          </table:table-cell>
          <table:table-cell table:style-name="Table2.C31" office:value-type="string">
            <text:p text:style-name="Table_20_Contents">No Text</text:p>
          </table:table-cell>
        </table:table-row>
        <table:table-row table:style-name="Table2.1">
          <table:table-cell table:style-name="Table2.A32" office:value-type="string">
            <text:p text:style-name="P16"><text:a xlink:type="simple" xlink:href="https://www.seobility.net/outbound/redirect.go?url=https%3A%2F%2Fwww.bookbotkids.com%2Fauthor%2Fbelinda-moore&amp;security=32e1d8225c60f4dd9a5d0e4d8fd82027177df909" office:target-frame-name="_blank" xlink:show="new" text:style-name="Internet_20_link" text:visited-style-name="Visited_20_Internet_20_Link"><text:span text:style-name="T58">/author/belinda-moore</text:span></text:a></text:p>
          </table:table-cell>
          <table:table-cell table:style-name="Table2.B32" office:value-type="string">
            <text:p text:style-name="Table_20_Contents">Text duplicate</text:p>
          </table:table-cell>
          <table:table-cell table:style-name="Table2.C32" office:value-type="string">
            <text:p text:style-name="P16">Belinda Moore</text:p>
          </table:table-cell>
        </table:table-row>
        <table:table-row table:style-name="Table2.3">
          <table:table-cell table:style-name="Table2.A33" office:value-type="string">
            <text:p text:style-name="P16"><text:a xlink:type="simple" xlink:href="https://www.seobility.net/outbound/redirect.go?url=https%3A%2F%2Fwww.bookbotkids.com%2Fblog%2F11-new-releases-for-bookbot&amp;security=32ea691ec0fe6a659c9bf6c66fc82f5123afdb20" office:target-frame-name="_blank" xlink:show="new" text:style-name="Internet_20_link" text:visited-style-name="Visited_20_Internet_20_Link"><text:span text:style-name="T58">/blog/11-new-releases-for-bookbot</text:span></text:a></text:p>
          </table:table-cell>
          <table:table-cell table:style-name="Table2.B33" office:value-type="string">
            <text:p text:style-name="Table_20_Contents"/>
          </table:table-cell>
          <table:table-cell table:style-name="Table2.C33" office:value-type="string">
            <text:p text:style-name="P16">11 New Releases for Bookbot (Pets, Creepy Crawlies, and Science!)</text:p>
          </table:table-cell>
        </table:table-row>
        <table:table-row table:style-name="Table2.1">
          <table:table-cell table:style-name="Table2.A34" office:value-type="string">
            <text:p text:style-name="P16"><text:a xlink:type="simple" xlink:href="https://www.seobility.net/outbound/redirect.go?url=https%3A%2F%2Fwww.bookbotkids.com%2Fresource%2Fblog&amp;security=3ecd017579844631a31d2ae27d7a974e81c92cad" office:target-frame-name="_blank" xlink:show="new" text:style-name="Internet_20_link" text:visited-style-name="Visited_20_Internet_20_Link"><text:span text:style-name="T58">/resource/blog</text:span></text:a></text:p>
          </table:table-cell>
          <table:table-cell table:style-name="Table2.B34" office:value-type="string">
            <text:p text:style-name="Table_20_Contents"/>
          </table:table-cell>
          <table:table-cell table:style-name="Table2.C34" office:value-type="string">
            <text:p text:style-name="P16">More Bookbot Updates</text:p>
          </table:table-cell>
        </table:table-row>
        <table:table-row table:style-name="Table2.3">
          <table:table-cell table:style-name="Table2.A35" office:value-type="string">
            <text:p text:style-name="P16"><text:a xlink:type="simple" xlink:href="https://www.seobility.net/outbound/redirect.go?url=https%3A%2F%2Fwww.bookbotkids.com%2Fcategory%2Freading&amp;security=011e44ebcd5adc0beffe085e23df76672c27f3b6" office:target-frame-name="_blank" xlink:show="new" text:style-name="Internet_20_link" text:visited-style-name="Visited_20_Internet_20_Link"><text:span text:style-name="T58">/category/reading</text:span></text:a></text:p>
          </table:table-cell>
          <table:table-cell table:style-name="Table2.B35" office:value-type="string">
            <text:p text:style-name="Table_20_Contents"/>
          </table:table-cell>
          <table:table-cell table:style-name="Table2.C35" office:value-type="string">
            <text:p text:style-name="P16">Reading</text:p>
          </table:table-cell>
        </table:table-row>
        <table:table-row table:style-name="Table2.1">
          <table:table-cell table:style-name="Table2.A36" office:value-type="string">
            <text:p text:style-name="P16"><text:a xlink:type="simple" xlink:href="https://www.seobility.net/outbound/redirect.go?url=https%3A%2F%2Fwww.bookbotkids.com%2Fauthor%2Fbelinda-moore&amp;security=32e1d8225c60f4dd9a5d0e4d8fd82027177df909" office:target-frame-name="_blank" xlink:show="new" text:style-name="Internet_20_link" text:visited-style-name="Visited_20_Internet_20_Link"><text:span text:style-name="T58">/author/belinda-moore</text:span></text:a></text:p>
          </table:table-cell>
          <table:table-cell table:style-name="Table2.B36" office:value-type="string">
            <text:p text:style-name="Table_20_Contents">Text duplicate</text:p>
          </table:table-cell>
          <table:table-cell table:style-name="Table2.C36" office:value-type="string">
            <text:p text:style-name="P16">Belinda Moore</text:p>
          </table:table-cell>
        </table:table-row>
        <table:table-row table:style-name="Table2.3">
          <table:table-cell table:style-name="Table2.A37" office:value-type="string">
            <text:p text:style-name="P16"><text:a xlink:type="simple" xlink:href="https://www.seobility.net/outbound/redirect.go?url=https%3A%2F%2Fwww.bookbotkids.com%2Fblog%2F20-book-besties&amp;security=e8647c39a32bc40aad25c0b9a9ea4c76ba2f54d0" office:target-frame-name="_blank" xlink:show="new" text:style-name="Internet_20_link" text:visited-style-name="Visited_20_Internet_20_Link"><text:span text:style-name="T58">/blog/20-book-besties</text:span></text:a></text:p>
          </table:table-cell>
          <table:table-cell table:style-name="Table2.B37" office:value-type="string">
            <text:p text:style-name="Table_20_Contents"/>
          </table:table-cell>
          <table:table-cell table:style-name="Table2.C37" office:value-type="string">
            <text:p text:style-name="P16">20 Stories About Friendship [And Why These Friends Often Become Our Favourite Characters]</text:p>
          </table:table-cell>
        </table:table-row>
        <table:table-row table:style-name="Table2.1">
          <table:table-cell table:style-name="Table2.A38" office:value-type="string">
            <text:p text:style-name="P16"><text:a xlink:type="simple" xlink:href="https://www.seobility.net/outbound/redirect.go?url=https%3A%2F%2Fwww.bookbotkids.com%2Fcategory%2Freading&amp;security=011e44ebcd5adc0beffe085e23df76672c27f3b6" office:target-frame-name="_blank" xlink:show="new" text:style-name="Internet_20_link" text:visited-style-name="Visited_20_Internet_20_Link"><text:span text:style-name="T58">/category/reading</text:span></text:a></text:p>
          </table:table-cell>
          <table:table-cell table:style-name="Table2.B38" office:value-type="string">
            <text:p text:style-name="Table_20_Contents">Text duplicate</text:p>
          </table:table-cell>
          <table:table-cell table:style-name="Table2.C38" office:value-type="string">
            <text:p text:style-name="P16">Reading</text:p>
          </table:table-cell>
        </table:table-row>
        <text:soft-page-break/>
        <table:table-row table:style-name="Table2.3">
          <table:table-cell table:style-name="Table2.A39" office:value-type="string">
            <text:p text:style-name="P16"><text:a xlink:type="simple" xlink:href="https://www.seobility.net/outbound/redirect.go?url=https%3A%2F%2Fwww.bookbotkids.com%2Fauthor%2Fbelinda-moore&amp;security=32e1d8225c60f4dd9a5d0e4d8fd82027177df909" office:target-frame-name="_blank" xlink:show="new" text:style-name="Internet_20_link" text:visited-style-name="Visited_20_Internet_20_Link"><text:span text:style-name="T58">/author/belinda-moore</text:span></text:a></text:p>
          </table:table-cell>
          <table:table-cell table:style-name="Table2.B39" office:value-type="string">
            <text:p text:style-name="Table_20_Contents">Text duplicate</text:p>
          </table:table-cell>
          <table:table-cell table:style-name="Table2.C39" office:value-type="string">
            <text:p text:style-name="P16">Belinda Moore</text:p>
          </table:table-cell>
        </table:table-row>
        <table:table-row table:style-name="Table2.1">
          <table:table-cell table:style-name="Table2.A40" office:value-type="string">
            <text:p text:style-name="P16"><text:a xlink:type="simple" xlink:href="https://www.seobility.net/outbound/redirect.go?url=https%3A%2F%2Fwww.bookbotkids.com%2Fblog%2Ffavourite-childrens-book-characters&amp;security=c92d1904492f1d9470da4ecad2c52601c98d26de" office:target-frame-name="_blank" xlink:show="new" text:style-name="Internet_20_link" text:visited-style-name="Visited_20_Internet_20_Link"><text:span text:style-name="T58">/blog/favourite-childrens-book...</text:span></text:a></text:p>
          </table:table-cell>
          <table:table-cell table:style-name="Table2.B40" office:value-type="string">
            <text:p text:style-name="P17"/>
          </table:table-cell>
          <table:table-cell table:style-name="Table2.C40" office:value-type="string">
            <text:p text:style-name="P16">Favourite Children's Book Characters</text:p>
          </table:table-cell>
        </table:table-row>
        <table:table-row table:style-name="Table2.3">
          <table:table-cell table:style-name="Table2.A41" office:value-type="string">
            <text:p text:style-name="P16"><text:a xlink:type="simple" xlink:href="https://www.seobility.net/outbound/redirect.go?url=https%3A%2F%2Fwww.cerebralpalsy.org.au%2F&amp;security=9a17efe428785747421942b6480bc0df4ac968e1" office:target-frame-name="_blank" xlink:show="new" text:style-name="Internet_20_link" text:visited-style-name="Visited_20_Internet_20_Link"><text:span text:style-name="T58">https://www.cerebralpalsy.org.au/</text:span></text:a></text:p>
          </table:table-cell>
          <table:table-cell table:style-name="Table2.B41" office:value-type="string">
            <text:p text:style-name="Table_20_Contents">New window External</text:p>
          </table:table-cell>
          <table:table-cell table:style-name="Table2.C41" office:value-type="string">
            <text:p text:style-name="Table_20_Contents">No Text</text:p>
          </table:table-cell>
        </table:table-row>
        <table:table-row table:style-name="Table2.1">
          <table:table-cell table:style-name="Table2.A42" office:value-type="string">
            <text:p text:style-name="P16"><text:a xlink:type="simple" xlink:href="https://www.seobility.net/outbound/redirect.go?url=https%3A%2F%2Fwww.icare.nsw.gov.au%2F&amp;security=d631150e0ff16050c9c75f0434161996037c7149" office:target-frame-name="_blank" xlink:show="new" text:style-name="Internet_20_link" text:visited-style-name="Visited_20_Internet_20_Link"><text:span text:style-name="T58">https://www.icare.nsw.gov.au/</text:span></text:a></text:p>
          </table:table-cell>
          <table:table-cell table:style-name="Table2.B42" office:value-type="string">
            <text:p text:style-name="Table_20_Contents">New window External</text:p>
          </table:table-cell>
          <table:table-cell table:style-name="Table2.C42" office:value-type="string">
            <text:p text:style-name="Table_20_Contents">No Text</text:p>
          </table:table-cell>
        </table:table-row>
        <table:table-row table:style-name="Table2.3">
          <table:table-cell table:style-name="Table2.A43" office:value-type="string">
            <text:p text:style-name="P16"><text:a xlink:type="simple" xlink:href="https://www.seobility.net/outbound/redirect.go?url=https%3A%2F%2Fwww.ampstomorrowfund.com.au%2F&amp;security=7e1be636e17c291d8f9894449f632e89d9a1d4b2" office:target-frame-name="_blank" xlink:show="new" text:style-name="Internet_20_link" text:visited-style-name="Visited_20_Internet_20_Link"><text:span text:style-name="T58">https://www.ampstomorrowfund.c...</text:span></text:a></text:p>
          </table:table-cell>
          <table:table-cell table:style-name="Table2.B43" office:value-type="string">
            <text:p text:style-name="Table_20_Contents">New window External</text:p>
          </table:table-cell>
          <table:table-cell table:style-name="Table2.C43" office:value-type="string">
            <text:p text:style-name="Table_20_Contents">No Text</text:p>
          </table:table-cell>
        </table:table-row>
        <table:table-row table:style-name="Table2.1">
          <table:table-cell table:style-name="Table2.A44" office:value-type="string">
            <text:p text:style-name="P16"><text:a xlink:type="simple" xlink:href="https://www.seobility.net/outbound/redirect.go?url=https%3A%2F%2Fremarkable.org.au%2F&amp;security=3a3c4e5715da793a328fa9dfebad51b46bc4368f" office:target-frame-name="_blank" xlink:show="new" text:style-name="Internet_20_link" text:visited-style-name="Visited_20_Internet_20_Link"><text:span text:style-name="T58">https://remarkable.org.au/</text:span></text:a></text:p>
          </table:table-cell>
          <table:table-cell table:style-name="Table2.B44" office:value-type="string">
            <text:p text:style-name="Table_20_Contents">New window External</text:p>
          </table:table-cell>
          <table:table-cell table:style-name="Table2.C44" office:value-type="string">
            <text:p text:style-name="Table_20_Contents">No Text</text:p>
          </table:table-cell>
        </table:table-row>
        <table:table-row table:style-name="Table2.3">
          <table:table-cell table:style-name="Table2.A45" office:value-type="string">
            <text:p text:style-name="P16"><text:a xlink:type="simple" xlink:href="https://www.seobility.net/outbound/redirect.go?url=https%3A%2F%2Fwww.macquarie.com%2F&amp;security=50fa671bc1d25342dca06aa979454a07636aa6bd" office:target-frame-name="_blank" xlink:show="new" text:style-name="Internet_20_link" text:visited-style-name="Visited_20_Internet_20_Link"><text:span text:style-name="T58">https://www.macquarie.com/</text:span></text:a></text:p>
          </table:table-cell>
          <table:table-cell table:style-name="Table2.B45" office:value-type="string">
            <text:p text:style-name="Table_20_Contents">New window External</text:p>
          </table:table-cell>
          <table:table-cell table:style-name="Table2.C45" office:value-type="string">
            <text:p text:style-name="Table_20_Contents">No Text</text:p>
          </table:table-cell>
        </table:table-row>
        <table:table-row table:style-name="Table2.1">
          <table:table-cell table:style-name="Table2.A46" office:value-type="string">
            <text:p text:style-name="P16"><text:a xlink:type="simple" xlink:href="https://www.seobility.net/outbound/redirect.go?url=https%3A%2F%2Fexchange.telstra.com.au%2Ftelstra-news%2Ftelstra-foundation%2F&amp;security=a1f120e87326ce632c40e5aac9328dd9e173e2b9" office:target-frame-name="_blank" xlink:show="new" text:style-name="Internet_20_link" text:visited-style-name="Visited_20_Internet_20_Link"><text:span text:style-name="T58">https://exchange.telstra.com.a...</text:span></text:a></text:p>
          </table:table-cell>
          <table:table-cell table:style-name="Table2.B46" office:value-type="string">
            <text:p text:style-name="Table_20_Contents">New window External Subdomain</text:p>
          </table:table-cell>
          <table:table-cell table:style-name="Table2.C46" office:value-type="string">
            <text:p text:style-name="Table_20_Contents">No Text</text:p>
          </table:table-cell>
        </table:table-row>
        <table:table-row table:style-name="Table2.3">
          <table:table-cell table:style-name="Table2.A47" office:value-type="string">
            <text:p text:style-name="P16"><text:a xlink:type="simple" xlink:href="https://www.seobility.net/outbound/redirect.go?url=https%3A%2F%2Fwww.microsoft.com%2Fen-us%2Fphilanthropies&amp;security=27dd7b7877011556eafdec9eec67b81da2bc37af" office:target-frame-name="_blank" xlink:show="new" text:style-name="Internet_20_link" text:visited-style-name="Visited_20_Internet_20_Link"><text:span text:style-name="T58">https://www.microsoft.com/en-u...</text:span></text:a></text:p>
          </table:table-cell>
          <table:table-cell table:style-name="Table2.B47" office:value-type="string">
            <text:p text:style-name="Table_20_Contents">New window External</text:p>
          </table:table-cell>
          <table:table-cell table:style-name="Table2.C47" office:value-type="string">
            <text:p text:style-name="Table_20_Contents">No Text</text:p>
          </table:table-cell>
        </table:table-row>
        <table:table-row table:style-name="Table2.1">
          <table:table-cell table:style-name="Table2.A48" office:value-type="string">
            <text:p text:style-name="P16"><text:a xlink:type="simple" xlink:href="https://www.seobility.net/outbound/redirect.go?url=https%3A%2F%2Fwww.facebook.com%2Fmessages%2Ft%2Fbookbotkids&amp;security=754cbf8cf323c0036862f35c5f29de0a3f938809" office:target-frame-name="_blank" xlink:show="new" text:style-name="Internet_20_link" text:visited-style-name="Visited_20_Internet_20_Link"><text:span text:style-name="T58">https://www.facebook.com/messa...</text:span></text:a></text:p>
          </table:table-cell>
          <table:table-cell table:style-name="Table2.B48" office:value-type="string">
            <text:p text:style-name="Table_20_Contents">External</text:p>
          </table:table-cell>
          <table:table-cell table:style-name="Table2.C48" office:value-type="string">
            <text:p text:style-name="Table_20_Contents">chat to us live</text:p>
          </table:table-cell>
        </table:table-row>
        <table:table-row table:style-name="Table2.3">
          <table:table-cell table:style-name="Table2.A49" office:value-type="string">
            <text:p text:style-name="P16"><text:a xlink:type="simple" xlink:href="https://www.seobility.net/outbound/redirect.go?url=https%3A%2F%2Fwww.bookbotkids.com%2Fcontact&amp;security=de386ed753af5dcc34a810b28b48f483a9b9f81e" office:target-frame-name="_blank" xlink:show="new" text:style-name="Internet_20_link" text:visited-style-name="Visited_20_Internet_20_Link"><text:span text:style-name="T58">/contact</text:span></text:a></text:p>
          </table:table-cell>
          <table:table-cell table:style-name="Table2.B49" office:value-type="string">
            <text:p text:style-name="Table_20_Contents"/>
          </table:table-cell>
          <table:table-cell table:style-name="Table2.C49" office:value-type="string">
            <text:p text:style-name="Table_20_Contents">send us a message</text:p>
          </table:table-cell>
        </table:table-row>
        <table:table-row table:style-name="Table2.1">
          <table:table-cell table:style-name="Table2.A50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2.B50" office:value-type="string">
            <text:p text:style-name="Table_20_Contents"/>
          </table:table-cell>
          <table:table-cell table:style-name="Table2.C50" office:value-type="string">
            <text:p text:style-name="Table_20_Contents">Trivial anchor text<text:line-break/>here</text:p>
          </table:table-cell>
        </table:table-row>
        <table:table-row table:style-name="Table2.3">
          <table:table-cell table:style-name="Table2.A51" office:value-type="string">
            <text:p text:style-name="P16"><text:a xlink:type="simple" xlink:href="https://www.seobility.net/outbound/redirect.go?url=https%3A%2F%2Fwww.bookbotkids.com%2Fcontact&amp;security=de386ed753af5dcc34a810b28b48f483a9b9f81e" office:target-frame-name="_blank" xlink:show="new" text:style-name="Internet_20_link" text:visited-style-name="Visited_20_Internet_20_Link"><text:span text:style-name="T58">/contact</text:span></text:a></text:p>
          </table:table-cell>
          <table:table-cell table:style-name="Table2.B51" office:value-type="string">
            <text:p text:style-name="Table_20_Contents"/>
          </table:table-cell>
          <table:table-cell table:style-name="Table2.C51" office:value-type="string">
            <text:p text:style-name="Table_20_Contents">contact us</text:p>
          </table:table-cell>
        </table:table-row>
        <table:table-row table:style-name="Table2.1">
          <table:table-cell table:style-name="Table2.A52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2.B52" office:value-type="string">
            <text:p text:style-name="Table_20_Contents">Text duplicate</text:p>
          </table:table-cell>
          <table:table-cell table:style-name="Table2.C52" office:value-type="string">
            <text:p text:style-name="Table_20_Contents">Trivial anchor text<text:line-break/>here</text:p>
          </table:table-cell>
        </table:table-row>
        <table:table-row table:style-name="Table2.3">
          <table:table-cell table:style-name="Table2.A53" office:value-type="string">
            <text:p text:style-name="P16"><text:a xlink:type="simple" xlink:href="https://www.seobility.net/outbound/redirect.go?url=https%3A%2F%2Fwww.bookbotkids.com%2Ffaq&amp;security=c87dd56f11189443340cbcc000e5853f8a07ee0c" office:target-frame-name="_blank" xlink:show="new" text:style-name="Internet_20_link" text:visited-style-name="Visited_20_Internet_20_Link"><text:span text:style-name="T58">https://www.bookbotkids.com/faq</text:span></text:a></text:p>
          </table:table-cell>
          <table:table-cell table:style-name="Table2.B53" office:value-type="string">
            <text:p text:style-name="Table_20_Contents"/>
          </table:table-cell>
          <table:table-cell table:style-name="Table2.C53" office:value-type="string">
            <text:p text:style-name="P16">More questions</text:p>
          </table:table-cell>
        </table:table-row>
        <table:table-row table:style-name="Table2.1">
          <table:table-cell table:style-name="Table2.A54" office:value-type="string">
            <text:p text:style-name="P16"><text:a xlink:type="simple" xlink:href="https://www.seobility.net/outbound/redirect.go?url=https%3A%2F%2Fwww.bookbotkids.com%2Ffree-books-for-kids&amp;security=a84d6a220a2cd4b0c540b02560dd5cc57f459efa" office:target-frame-name="_blank" xlink:show="new" text:style-name="Internet_20_link" text:visited-style-name="Visited_20_Internet_20_Link"><text:span text:style-name="T58">/free-books-for-kids</text:span></text:a></text:p>
          </table:table-cell>
          <table:table-cell table:style-name="Table2.B54" office:value-type="string">
            <text:p text:style-name="Table_20_Contents"/>
          </table:table-cell>
          <table:table-cell table:style-name="Table2.C54" office:value-type="string">
            <text:p text:style-name="P16">free books for kids</text:p>
          </table:table-cell>
        </table:table-row>
        <table:table-row table:style-name="Table2.3">
          <table:table-cell table:style-name="Table2.A55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2.B55" office:value-type="string">
            <text:p text:style-name="Table_20_Contents">Text duplicate</text:p>
          </table:table-cell>
          <table:table-cell table:style-name="Table2.C55" office:value-type="string">
            <text:p text:style-name="P16">Pricing</text:p>
          </table:table-cell>
        </table:table-row>
        <table:table-row table:style-name="Table2.1">
          <table:table-cell table:style-name="Table2.A56" office:value-type="string">
            <text:p text:style-name="P16"><text:a xlink:type="simple" xlink:href="https://www.seobility.net/outbound/redirect.go?url=https%3A%2F%2Fwww.bookbotkids.com%2Fresource%2Fblog&amp;security=3ecd017579844631a31d2ae27d7a974e81c92cad" office:target-frame-name="_blank" xlink:show="new" text:style-name="Internet_20_link" text:visited-style-name="Visited_20_Internet_20_Link"><text:span text:style-name="T58">/resource/blog</text:span></text:a></text:p>
          </table:table-cell>
          <table:table-cell table:style-name="Table2.B56" office:value-type="string">
            <text:p text:style-name="Table_20_Contents">Text duplicate</text:p>
          </table:table-cell>
          <table:table-cell table:style-name="Table2.C56" office:value-type="string">
            <text:p text:style-name="P16">Blog</text:p>
          </table:table-cell>
        </table:table-row>
        <table:table-row table:style-name="Table2.3">
          <table:table-cell table:style-name="Table2.A57" office:value-type="string">
            <text:p text:style-name="P16"><text:a xlink:type="simple" xlink:href="https://www.seobility.net/outbound/redirect.go?url=https%3A%2F%2Fwww.bookbotkids.com%2Fprivacy-policy&amp;security=2a5394d3fa0ebdf722ef164eee37790f5eea5c95" office:target-frame-name="_blank" xlink:show="new" text:style-name="Internet_20_link" text:visited-style-name="Visited_20_Internet_20_Link"><text:span text:style-name="T58">/privacy-policy</text:span></text:a></text:p>
          </table:table-cell>
          <table:table-cell table:style-name="Table2.B57" office:value-type="string">
            <text:p text:style-name="Table_20_Contents"/>
          </table:table-cell>
          <table:table-cell table:style-name="Table2.C57" office:value-type="string">
            <text:p text:style-name="P16">Privacy Policy</text:p>
          </table:table-cell>
        </table:table-row>
        <table:table-row table:style-name="Table2.1">
          <table:table-cell table:style-name="Table2.A58" office:value-type="string">
            <text:p text:style-name="P16"><text:a xlink:type="simple" xlink:href="https://www.seobility.net/outbound/redirect.go?url=https%3A%2F%2Fwww.bookbotkids.com%2Ffaq&amp;security=c87dd56f11189443340cbcc000e5853f8a07ee0c" office:target-frame-name="_blank" xlink:show="new" text:style-name="Internet_20_link" text:visited-style-name="Visited_20_Internet_20_Link"><text:span text:style-name="T58">https://www.bookbotkids.com/faq</text:span></text:a></text:p>
          </table:table-cell>
          <table:table-cell table:style-name="Table2.B58" office:value-type="string">
            <text:p text:style-name="Table_20_Contents">Text duplicate</text:p>
          </table:table-cell>
          <table:table-cell table:style-name="Table2.C58" office:value-type="string">
            <text:p text:style-name="P16">FAQ</text:p>
          </table:table-cell>
        </table:table-row>
        <table:table-row table:style-name="Table2.3">
          <table:table-cell table:style-name="Table2.A59" office:value-type="string">
            <text:p text:style-name="P16"><text:a xlink:type="simple" xlink:href="https://www.seobility.net/outbound/redirect.go?url=https%3A%2F%2Fwww.facebook.com%2Fmessages%2Ft%2Fbookbotkids&amp;security=754cbf8cf323c0036862f35c5f29de0a3f938809" office:target-frame-name="_blank" xlink:show="new" text:style-name="Internet_20_link" text:visited-style-name="Visited_20_Internet_20_Link"><text:span text:style-name="T58">https://www.facebook.com/messa...</text:span></text:a></text:p>
          </table:table-cell>
          <table:table-cell table:style-name="Table2.B59" office:value-type="string">
            <text:p text:style-name="Table_20_Contents">External</text:p>
          </table:table-cell>
          <table:table-cell table:style-name="Table2.C59" office:value-type="string">
            <text:p text:style-name="P16">Live Chat</text:p>
          </table:table-cell>
        </table:table-row>
        <table:table-row table:style-name="Table2.1">
          <table:table-cell table:style-name="Table2.A60" office:value-type="string">
            <text:p text:style-name="P16"><text:a xlink:type="simple" xlink:href="https://www.seobility.net/outbound/redirect.go?url=https%3A%2F%2Fwww.bookbotkids.com%2Fcontact&amp;security=de386ed753af5dcc34a810b28b48f483a9b9f81e" office:target-frame-name="_blank" xlink:show="new" text:style-name="Internet_20_link" text:visited-style-name="Visited_20_Internet_20_Link"><text:span text:style-name="T58">/contact</text:span></text:a></text:p>
          </table:table-cell>
          <table:table-cell table:style-name="Table2.B60" office:value-type="string">
            <text:p text:style-name="Table_20_Contents"/>
          </table:table-cell>
          <table:table-cell table:style-name="Table2.C60" office:value-type="string">
            <text:p text:style-name="P16">Contact</text:p>
          </table:table-cell>
        </table:table-row>
        <table:table-row table:style-name="Table2.3">
          <table:table-cell table:style-name="Table2.A61" office:value-type="string">
            <text:p text:style-name="P16"><text:a xlink:type="simple" xlink:href="https://www.seobility.net/outbound/redirect.go?url=https%3A%2F%2Fwww.bookbotkids.com%2Fterms-conditions&amp;security=9e765c740614e149064f84b5466b13380a58548d" office:target-frame-name="_blank" xlink:show="new" text:style-name="Internet_20_link" text:visited-style-name="Visited_20_Internet_20_Link"><text:span text:style-name="T58">/terms-conditions</text:span></text:a></text:p>
          </table:table-cell>
          <table:table-cell table:style-name="Table2.B61" office:value-type="string">
            <text:p text:style-name="Table_20_Contents"/>
          </table:table-cell>
          <table:table-cell table:style-name="Table2.C61" office:value-type="string">
            <text:p text:style-name="P16">Terms &amp; Conditions</text:p>
          </table:table-cell>
        </table:table-row>
        <table:table-row table:style-name="Table2.1">
          <table:table-cell table:style-name="Table2.A62" office:value-type="string">
            <text:p text:style-name="P16"><text:a xlink:type="simple" xlink:href="https://www.seobility.net/outbound/redirect.go?url=https%3A%2F%2Fwww.pinterest.com.au%2Fbookbotkids%2F&amp;security=0b903b8b0811b5e40aba7094bb21fd8d6abff553" office:target-frame-name="_blank" xlink:show="new" text:style-name="Internet_20_link" text:visited-style-name="Visited_20_Internet_20_Link"><text:span text:style-name="T58">https://www.pinterest.com.au/b...</text:span></text:a></text:p>
          </table:table-cell>
          <table:table-cell table:style-name="Table2.B62" office:value-type="string">
            <text:p text:style-name="Table_20_Contents">New window External</text:p>
          </table:table-cell>
          <table:table-cell table:style-name="Table2.C62" office:value-type="string">
            <text:p text:style-name="Table_20_Contents">IMG-ALT Facebook icon</text:p>
          </table:table-cell>
        </table:table-row>
        <table:table-row table:style-name="Table2.3">
          <table:table-cell table:style-name="Table2.A63" office:value-type="string">
            <text:p text:style-name="P16"><text:a xlink:type="simple" xlink:href="https://www.seobility.net/outbound/redirect.go?url=https%3A%2F%2Fwww.facebook.com%2Fbookbotkids%2F&amp;security=a547f21274c0be7184e72bee1363bf042b559597" office:target-frame-name="_blank" xlink:show="new" text:style-name="Internet_20_link" text:visited-style-name="Visited_20_Internet_20_Link"><text:span text:style-name="T58">https://www.facebook.com/bookb...</text:span></text:a></text:p>
          </table:table-cell>
          <table:table-cell table:style-name="Table2.B63" office:value-type="string">
            <text:p text:style-name="Table_20_Contents">New window External Text duplicate</text:p>
          </table:table-cell>
          <table:table-cell table:style-name="Table2.C63" office:value-type="string">
            <text:p text:style-name="Table_20_Contents">IMG-ALT Facebook icon</text:p>
          </table:table-cell>
        </table:table-row>
        <table:table-row table:style-name="Table2.1">
          <table:table-cell table:style-name="Table2.A64" office:value-type="string">
            <text:p text:style-name="P16"><text:a xlink:type="simple" xlink:href="https://www.seobility.net/outbound/redirect.go?url=https%3A%2F%2Fwww.bookbotkids.com%2Fpricing&amp;security=fc68ca1275a5482a5958009e8dc266f7b8d4650d" office:target-frame-name="_blank" xlink:show="new" text:style-name="Internet_20_link" text:visited-style-name="Visited_20_Internet_20_Link"><text:span text:style-name="T58">/pricing</text:span></text:a></text:p>
          </table:table-cell>
          <table:table-cell table:style-name="Table2.B64" office:value-type="string">
            <text:p text:style-name="Table_20_Contents">Text duplicate</text:p>
          </table:table-cell>
          <table:table-cell table:style-name="Table2.C64" office:value-type="string">
            <text:p text:style-name="P16">get started</text:p>
          </table:table-cell>
        </table:table-row>
      </table:table>
      <text:p text:style-name="P2"><text:soft-page-break/></text:p>
      <text:p text:style-name="P2"/>
      <text:p text:style-name="P2"><draw:frame draw:style-name="fr1" draw:name="Frame1" text:anchor-type="paragraph" svg:width="21.632cm" draw:z-index="0"><draw:text-box fo:min-height="0.041cm"><text:h text:style-name="P12" text:outline-level="2"><text:span text:style-name="T66"><text:s text:c="12"/>T</text:span>ask list of SEO Improvements</text:h></draw:text-box></draw:frame></text:p>
      <text:section text:style-name="Sect1" text:name="todolist">
        <text:p text:style-name="P6"><draw:frame draw:style-name="fr2" draw:name="Frame2" text:anchor-type="paragraph" svg:x="-2cm" svg:y="1.02cm" svg:width="21.632cm" draw:z-index="1"><draw:text-box fo:min-height="0.041cm"><text:list xml:id="list2658832066" text:style-name="L2"><text:list-item><text:p><text:s/>Very important!<text:a xlink:type="simple" xlink:href="https://freetools.seobility.net/en/seocheck/check?url=https%3A%2F%2Fwww.bookbotkids.com%2F&amp;crawltype=1#performance" text:style-name="Internet_20_link" text:visited-style-name="Visited_20_Internet_20_Link">Try to reduce the number of used JavaScript files.</text:a>Very important!</text:p></text:list-item><text:list-item><text:p><text:a xlink:type="simple" xlink:href="https://freetools.seobility.net/en/seocheck/check?url=https%3A%2F%2Fwww.bookbotkids.com%2F&amp;crawltype=1#page-content" text:style-name="Internet_20_link" text:visited-style-name="Visited_20_Internet_20_Link">The page title should fit better to the content of the page.</text:a>Important!</text:p></text:list-item><text:list-item><text:p><text:a xlink:type="simple" xlink:href="https://freetools.seobility.net/en/seocheck/check?url=https%3A%2F%2Fwww.bookbotkids.com%2F&amp;crawltype=1#images" text:style-name="Internet_20_link" text:visited-style-name="Visited_20_Internet_20_Link">Use good alternative descriptions (alt attributes) for your images.</text:a>Important!</text:p></text:list-item><text:list-item><text:p><text:a xlink:type="simple" xlink:href="https://freetools.seobility.net/en/seocheck/check?url=https%3A%2F%2Fwww.bookbotkids.com%2F&amp;crawltype=1#h1-heading" text:style-name="Internet_20_link" text:visited-style-name="Visited_20_Internet_20_Link">Only use 1 H1 Heading in your text.</text:a></text:p></text:list-item></text:list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Noto Sans" svg:font-family="'Noto Sans', Arial"/>
    <style:font-face style:name="inherit" svg:font-family="inherit"/>
    <style:font-face style:name="Arial2" svg:font-family="Arial" style:font-family-generic="swiss"/>
    <style:font-face style:name="Adobe Caslon Pro Bold" svg:font-family="'Adobe Caslon Pro Bol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21:32:07.927000000</meta:creation-date>
    <dc:date>2020-10-03T22:47:31.470000000</dc:date>
    <meta:editing-duration>PT36M46S</meta:editing-duration>
    <meta:editing-cycles>9</meta:editing-cycles>
    <meta:generator>LibreOffice/6.1.3.2$Windows_X86_64 LibreOffice_project/86daf60bf00efa86ad547e59e09d6bb77c699acb</meta:generator>
    <meta:document-statistic meta:table-count="4" meta:image-count="0" meta:object-count="0" meta:page-count="8" meta:paragraph-count="344" meta:word-count="915" meta:character-count="7678" meta:non-whitespace-character-count="7074"/>
  </office:meta>
</office:document-meta>
</file>